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625in"/>
    </style:style>
    <style:style style:name="TableColumn3" style:family="table-column">
      <style:table-column-properties style:column-width="4.6694in"/>
    </style:style>
    <style:style style:name="Table1" style:family="table" style:master-page-name="MP0">
      <style:table-properties style:width="6.2944in" fo:margin-left="0in" table:align="left"/>
    </style:style>
    <style:style style:name="TableRow4" style:family="table-row">
      <style:table-row-properties style:min-row-height="0.1562in"/>
    </style:style>
    <style:style style:name="TableCell5" style:family="table-cell">
      <style:table-cell-properties fo:border="0.0104in solid #000000" fo:background-color="#F3F3F3" style:writing-mode="lr-tb" fo:padding-top="0in" fo:padding-left="0in" fo:padding-bottom="0in" fo:padding-right="0in"/>
    </style:style>
    <style:style style:name="P6" style:parent-style-name="Standard" style:family="paragraph">
      <style:paragraph-properties fo:break-before="page" style:vertical-align="baseline" fo:margin-bottom="0in" fo:line-height="100%"/>
    </style:style>
    <style:style style:name="T7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de" style:country-asian="AT"/>
    </style:style>
    <style:style style:name="T8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2pt" style:font-size-asian="12pt" style:font-size-complex="12pt" style:language-asian="de" style:country-asian="AT"/>
    </style:style>
    <style:style style:name="T9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10" style:family="table-row">
      <style:table-row-properties style:min-row-height="0.1562in"/>
    </style:style>
    <style:style style:name="TableCell11" style:family="table-cell">
      <style:table-cell-properties fo:border="0.0104in solid #000000" style:writing-mode="lr-tb" fo:padding-top="0in" fo:padding-left="0in" fo:padding-bottom="0in" fo:padding-right="0in"/>
    </style:style>
    <style:style style:name="P12" style:parent-style-name="Standard" style:family="paragraph">
      <style:paragraph-properties fo:text-align="justify" style:vertical-align="baseline" fo:margin-bottom="0in" fo:line-height="100%"/>
    </style:style>
    <style:style style:name="T13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14" style:family="table-cell">
      <style:table-cell-properties fo:border="0.0104in solid #000000" style:writing-mode="lr-tb" fo:padding-top="0in" fo:padding-left="0in" fo:padding-bottom="0in" fo:padding-right="0in"/>
    </style:style>
    <style:style style:name="P15" style:parent-style-name="Standard" style:family="paragraph">
      <style:paragraph-properties fo:text-align="justify" style:vertical-align="baseline" fo:margin-bottom="0in" fo:line-height="100%"/>
    </style:style>
    <style:style style:name="T16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17" style:family="table-row">
      <style:table-row-properties style:min-row-height="0.177in"/>
    </style:style>
    <style:style style:name="TableCell18" style:family="table-cell">
      <style:table-cell-properties fo:border="0.0104in solid #000000" style:writing-mode="lr-tb" fo:padding-top="0in" fo:padding-left="0in" fo:padding-bottom="0in" fo:padding-right="0in"/>
    </style:style>
    <style:style style:name="P19" style:parent-style-name="Standard" style:family="paragraph">
      <style:paragraph-properties fo:text-align="justify" style:vertical-align="baseline" fo:margin-bottom="0in" fo:line-height="100%"/>
    </style:style>
    <style:style style:name="T20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21" style:family="table-cell">
      <style:table-cell-properties fo:border="0.0104in solid #000000" style:writing-mode="lr-tb" fo:padding-top="0in" fo:padding-left="0in" fo:padding-bottom="0in" fo:padding-right="0in"/>
    </style:style>
    <style:style style:name="P22" style:parent-style-name="Standard" style:family="paragraph">
      <style:paragraph-properties style:vertical-align="baseline" fo:margin-bottom="0in" fo:line-height="100%"/>
    </style:style>
    <style:style style:name="T23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24" style:family="table-row">
      <style:table-row-properties style:min-row-height="0.1562in"/>
    </style:style>
    <style:style style:name="TableCell25" style:family="table-cell">
      <style:table-cell-properties fo:border="0.0104in solid #000000" style:writing-mode="lr-tb" fo:padding-top="0in" fo:padding-left="0in" fo:padding-bottom="0in" fo:padding-right="0in"/>
    </style:style>
    <style:style style:name="P26" style:parent-style-name="Standard" style:family="paragraph">
      <style:paragraph-properties fo:text-align="justify" style:vertical-align="baseline" fo:margin-bottom="0in" fo:line-height="100%"/>
    </style:style>
    <style:style style:name="T27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28" style:family="table-cell">
      <style:table-cell-properties fo:border="0.0104in solid #000000" style:writing-mode="lr-tb" fo:padding-top="0in" fo:padding-left="0in" fo:padding-bottom="0in" fo:padding-right="0in"/>
    </style:style>
    <style:style style:name="P29" style:parent-style-name="Standard" style:family="paragraph">
      <style:paragraph-properties fo:text-align="justify" style:vertical-align="baseline" fo:margin-bottom="0in" fo:line-height="100%"/>
    </style:style>
    <style:style style:name="T30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31" style:family="table-row">
      <style:table-row-properties style:min-row-height="0.2395in"/>
    </style:style>
    <style:style style:name="TableCell32" style:family="table-cell">
      <style:table-cell-properties fo:border="0.0104in solid #000000" style:writing-mode="lr-tb" fo:padding-top="0in" fo:padding-left="0in" fo:padding-bottom="0in" fo:padding-right="0in"/>
    </style:style>
    <style:style style:name="P33" style:parent-style-name="Standard" style:family="paragraph">
      <style:paragraph-properties fo:text-align="justify" style:vertical-align="baseline" fo:margin-bottom="0in" fo:line-height="100%"/>
    </style:style>
    <style:style style:name="T34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35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36" style:parent-style-name="Standard" style:family="paragraph">
      <style:paragraph-properties fo:text-align="justify" style:vertical-align="baseline" fo:margin-bottom="0in" fo:line-height="100%"/>
    </style:style>
    <style:style style:name="T37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38" style:family="table-row">
      <style:table-row-properties style:min-row-height="0.1562in"/>
    </style:style>
    <style:style style:name="TableCell39" style:family="table-cell">
      <style:table-cell-properties fo:border="0.0104in solid #000000" style:writing-mode="lr-tb" fo:padding-top="0in" fo:padding-left="0in" fo:padding-bottom="0in" fo:padding-right="0in"/>
    </style:style>
    <style:style style:name="P40" style:parent-style-name="Standard" style:family="paragraph">
      <style:paragraph-properties fo:text-align="justify" style:vertical-align="baseline" fo:margin-bottom="0in" fo:line-height="100%"/>
    </style:style>
    <style:style style:name="T41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42" style:family="table-cell">
      <style:table-cell-properties fo:border="0.0104in solid #000000" style:writing-mode="lr-tb" fo:padding-top="0in" fo:padding-left="0in" fo:padding-bottom="0in" fo:padding-right="0in"/>
    </style:style>
    <style:style style:name="P43" style:parent-style-name="Standard" style:family="paragraph">
      <style:paragraph-properties fo:text-align="justify" style:vertical-align="baseline" fo:margin-bottom="0in" fo:line-height="100%"/>
    </style:style>
    <style:style style:name="T44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45" style:family="table-row">
      <style:table-row-properties style:min-row-height="0.1562in"/>
    </style:style>
    <style:style style:name="TableCell46" style:family="table-cell">
      <style:table-cell-properties fo:border="0.0104in solid #000000" style:writing-mode="lr-tb" fo:padding-top="0in" fo:padding-left="0in" fo:padding-bottom="0in" fo:padding-right="0in"/>
    </style:style>
    <style:style style:name="P47" style:parent-style-name="Standard" style:family="paragraph">
      <style:paragraph-properties fo:text-align="justify" style:vertical-align="baseline" fo:margin-bottom="0in" fo:line-height="100%"/>
    </style:style>
    <style:style style:name="T48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49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50" style:parent-style-name="Standard" style:family="paragraph">
      <style:paragraph-properties fo:text-align="justify" style:vertical-align="baseline" fo:margin-bottom="0in" fo:line-height="100%"/>
    </style:style>
    <style:style style:name="T51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52" style:family="table-row">
      <style:table-row-properties style:min-row-height="0.1562in"/>
    </style:style>
    <style:style style:name="TableCell53" style:family="table-cell">
      <style:table-cell-properties fo:border="0.0104in solid #000000" style:writing-mode="lr-tb" fo:padding-top="0in" fo:padding-left="0in" fo:padding-bottom="0in" fo:padding-right="0in"/>
    </style:style>
    <style:style style:name="P54" style:parent-style-name="Standard" style:family="paragraph">
      <style:paragraph-properties fo:text-align="justify" style:vertical-align="baseline" fo:margin-bottom="0in" fo:line-height="100%"/>
    </style:style>
    <style:style style:name="T55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56" style:family="table-cell">
      <style:table-cell-properties fo:border="0.0104in solid #000000" style:writing-mode="lr-tb" fo:padding-top="0in" fo:padding-left="0in" fo:padding-bottom="0in" fo:padding-right="0in"/>
    </style:style>
    <style:style style:name="P57" style:parent-style-name="Standard" style:family="paragraph">
      <style:paragraph-properties fo:text-align="justify" style:vertical-align="baseline" fo:margin-bottom="0in" fo:line-height="100%"/>
    </style:style>
    <style:style style:name="T58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59" style:family="table-row">
      <style:table-row-properties style:min-row-height="0.5in"/>
    </style:style>
    <style:style style:name="TableCell60" style:family="table-cell">
      <style:table-cell-properties fo:border="0.0104in solid #000000" style:writing-mode="lr-tb" fo:padding-top="0in" fo:padding-left="0in" fo:padding-bottom="0in" fo:padding-right="0in"/>
    </style:style>
    <style:style style:name="P61" style:parent-style-name="Standard" style:family="paragraph">
      <style:paragraph-properties fo:text-align="justify" style:vertical-align="baseline" fo:margin-bottom="0in" fo:line-height="100%"/>
    </style:style>
    <style:style style:name="T62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63" style:family="table-cell">
      <style:table-cell-properties fo:border="0.0104in solid #000000" style:writing-mode="lr-tb" fo:padding-top="0in" fo:padding-left="0in" fo:padding-bottom="0in" fo:padding-right="0in"/>
    </style:style>
    <style:style style:name="P64" style:parent-style-name="Standard" style:family="paragraph">
      <style:paragraph-properties fo:text-align="justify" style:vertical-align="baseline" fo:margin-bottom="0in" fo:line-height="100%"/>
    </style:style>
    <style:style style:name="T65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66" style:parent-style-name="Standard" style:family="paragraph">
      <style:paragraph-properties fo:text-align="justify" style:vertical-align="baseline" fo:margin-bottom="0in" fo:line-height="100%"/>
    </style:style>
    <style:style style:name="T67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68" style:parent-style-name="Standard" style:family="paragraph">
      <style:paragraph-properties fo:text-align="justify" style:vertical-align="baseline" fo:margin-bottom="0in" fo:line-height="100%"/>
    </style:style>
    <style:style style:name="T69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70" style:parent-style-name="Standard" style:family="paragraph">
      <style:paragraph-properties fo:text-align="justify" style:vertical-align="baseline" fo:margin-bottom="0in" fo:line-height="100%"/>
    </style:style>
    <style:style style:name="T71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72" style:family="table-row">
      <style:table-row-properties style:min-row-height="0.1875in"/>
    </style:style>
    <style:style style:name="TableCell73" style:family="table-cell">
      <style:table-cell-properties fo:border="0.0104in solid #000000" style:writing-mode="lr-tb" fo:padding-top="0in" fo:padding-left="0in" fo:padding-bottom="0in" fo:padding-right="0in"/>
    </style:style>
    <style:style style:name="P74" style:parent-style-name="Standard" style:family="paragraph">
      <style:paragraph-properties fo:text-align="justify" style:vertical-align="baseline" fo:margin-bottom="0in" fo:line-height="100%"/>
    </style:style>
    <style:style style:name="T75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76" style:family="table-cell">
      <style:table-cell-properties fo:border="0.0104in solid #000000" style:writing-mode="lr-tb" fo:padding-top="0in" fo:padding-left="0in" fo:padding-bottom="0in" fo:padding-right="0in"/>
    </style:style>
    <style:style style:name="P77" style:parent-style-name="Standard" style:family="paragraph">
      <style:paragraph-properties fo:text-align="justify" style:vertical-align="baseline" fo:margin-bottom="0in" fo:line-height="100%"/>
    </style:style>
    <style:style style:name="T78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79" style:family="table-row">
      <style:table-row-properties style:min-row-height="0.1562in"/>
    </style:style>
    <style:style style:name="TableCell80" style:family="table-cell">
      <style:table-cell-properties fo:border="0.0104in solid #000000" style:writing-mode="lr-tb" fo:padding-top="0in" fo:padding-left="0in" fo:padding-bottom="0in" fo:padding-right="0in"/>
    </style:style>
    <style:style style:name="P81" style:parent-style-name="Standard" style:family="paragraph">
      <style:paragraph-properties fo:text-align="justify" style:vertical-align="baseline" fo:margin-bottom="0in" fo:line-height="100%"/>
    </style:style>
    <style:style style:name="T82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83" style:family="table-cell">
      <style:table-cell-properties fo:border="0.0104in solid #000000" style:writing-mode="lr-tb" fo:padding-top="0in" fo:padding-left="0in" fo:padding-bottom="0in" fo:padding-right="0in"/>
    </style:style>
    <style:style style:name="P84" style:parent-style-name="Standard" style:family="paragraph">
      <style:paragraph-properties fo:text-align="justify" style:vertical-align="baseline" fo:margin-bottom="0in" fo:line-height="100%"/>
    </style:style>
    <style:style style:name="T85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Column87" style:family="table-column">
      <style:table-column-properties style:column-width="1.3895in"/>
    </style:style>
    <style:style style:name="TableColumn88" style:family="table-column">
      <style:table-column-properties style:column-width="4.9034in"/>
    </style:style>
    <style:style style:name="Table86" style:family="table">
      <style:table-properties style:width="6.293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Listenabsatz" style:list-style-name="LFO3" style:family="paragraph">
      <style:paragraph-properties fo:margin-bottom="0in" fo:line-height="100%"/>
    </style:style>
    <style:style style:name="P134" style:parent-style-name="Standard" style:family="paragraph">
      <style:paragraph-properties fo:margin-bottom="0in" fo:line-height="100%"/>
    </style:style>
    <style:style style:name="P135" style:parent-style-name="Listenabsatz" style:list-style-name="LFO3" style:family="paragraph">
      <style:paragraph-properties fo:margin-bottom="0in" fo:line-height="100%"/>
    </style:style>
    <style:style style:name="P136" style:parent-style-name="Listenabsatz" style:list-style-name="LFO3" style:family="paragraph">
      <style:paragraph-properties fo:margin-bottom="0in" fo:line-height="100%"/>
    </style:style>
    <style:style style:name="P137" style:parent-style-name="Listenabsatz" style:list-style-name="LFO3" style:family="paragraph">
      <style:paragraph-properties fo:margin-bottom="0in" fo:line-height="100%"/>
    </style:style>
    <style:style style:name="P138" style:parent-style-name="Listenabsatz" style:list-style-name="LFO3" style:family="paragraph">
      <style:paragraph-properties fo:margin-bottom="0in" fo:line-height="100%"/>
    </style:style>
    <style:style style:name="P139" style:parent-style-name="Standard" style:family="paragraph">
      <style:paragraph-properties fo:margin-bottom="0in" fo:line-height="100%"/>
    </style:style>
    <style:style style:name="P140" style:parent-style-name="Listenabsatz" style:list-style-name="LFO3" style:family="paragraph">
      <style:paragraph-properties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Listenabsatz" style:list-style-name="LFO2" style:family="paragraph">
      <style:paragraph-properties fo:margin-bottom="0in" fo:line-height="100%"/>
    </style:style>
    <style:style style:name="P146" style:parent-style-name="Listenabsatz" style:list-style-name="LFO2" style:family="paragraph">
      <style:paragraph-properties fo:margin-bottom="0in" fo:line-height="100%"/>
    </style:style>
    <style:style style:name="P147" style:parent-style-name="Listenabsatz" style:list-style-name="LFO2" style:family="paragraph">
      <style:paragraph-properties fo:margin-bottom="0in" fo:line-height="100%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ableColumn154" style:family="table-column">
      <style:table-column-properties style:column-width="1.4736in"/>
    </style:style>
    <style:style style:name="TableColumn155" style:family="table-column">
      <style:table-column-properties style:column-width="4.8194in"/>
    </style:style>
    <style:style style:name="Table153" style:family="table">
      <style:table-properties style:width="6.293in" fo:margin-left="0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P191" style:parent-style-name="Standard" style:family="paragraph">
      <style:paragraph-properties fo:margin-bottom="0in" fo:line-height="100%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P197" style:parent-style-name="Standard" style:family="paragraph">
      <style:paragraph-properties fo:margin-bottom="0in" fo:line-height="100%"/>
    </style:style>
    <style:style style:name="P198" style:parent-style-name="Standard" style:family="paragraph">
      <style:paragraph-properties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P204" style:parent-style-name="Standard" style:family="paragraph">
      <style:paragraph-properties fo:margin-bottom="0in" fo:line-height="100%"/>
    </style:style>
    <style:style style:name="P205" style:parent-style-name="Standard" style:family="paragraph">
      <style:paragraph-properties fo:margin-bottom="0in" fo:line-height="100%"/>
    </style:style>
    <style:style style:name="P206" style:parent-style-name="Standard" style:family="paragraph">
      <style:paragraph-properties fo:margin-bottom="0in" fo:line-height="100%"/>
    </style:style>
    <style:style style:name="P207" style:parent-style-name="Standard" style:family="paragraph">
      <style:paragraph-properties fo:margin-bottom="0in" fo:line-height="100%"/>
    </style:style>
    <style:style style:name="P208" style:parent-style-name="Standard" style:family="paragraph">
      <style:paragraph-properties fo:margin-bottom="0in" fo:line-height="100%"/>
    </style:style>
    <style:style style:name="P209" style:parent-style-name="Standard" style:family="paragraph">
      <style:paragraph-properties fo:margin-bottom="0in" fo:line-height="100%"/>
    </style:style>
    <style:style style:name="P210" style:parent-style-name="Standard" style:family="paragraph">
      <style:paragraph-properties fo:margin-bottom="0in" fo:line-height="100%"/>
    </style:style>
    <style:style style:name="P211" style:parent-style-name="Standard" style:family="paragraph">
      <style:paragraph-properties fo:margin-bottom="0in" fo:line-height="100%"/>
    </style:style>
    <style:style style:name="P212" style:parent-style-name="Standard" style:family="paragraph">
      <style:paragraph-properties fo:margin-bottom="0in" fo:line-height="100%"/>
    </style:style>
    <style:style style:name="P213" style:parent-style-name="Standard" style:family="paragraph">
      <style:paragraph-properties fo:margin-bottom="0in" fo:line-height="100%"/>
    </style:style>
    <style:style style:name="P214" style:parent-style-name="Standard" style:family="paragraph">
      <style:paragraph-properties fo:margin-bottom="0in" fo:line-height="100%"/>
    </style:style>
    <style:style style:name="P215" style:parent-style-name="Standard" style:family="paragraph">
      <style:paragraph-properties fo:margin-bottom="0in" fo:line-height="100%"/>
    </style:style>
    <style:style style:name="P216" style:parent-style-name="Standard" style:family="paragraph">
      <style:paragraph-properties fo:margin-bottom="0in" fo:line-height="100%"/>
    </style:style>
    <style:style style:name="P217" style:parent-style-name="Standard" style:family="paragraph">
      <style:paragraph-properties fo:margin-bottom="0in" fo:line-height="100%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P223" style:parent-style-name="Standard" style:family="paragraph">
      <style:paragraph-properties fo:margin-bottom="0in"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</style:style>
    <style:style style:name="P229" style:parent-style-name="Standard" style:family="paragraph">
      <style:paragraph-properties fo:margin-bottom="0in" fo:line-height="100%"/>
    </style:style>
    <style:style style:name="P230" style:parent-style-name="Standard" style:family="paragraph">
      <style:paragraph-properties fo:margin-bottom="0in" fo:line-height="100%"/>
    </style:style>
    <style:style style:name="TableColumn232" style:family="table-column">
      <style:table-column-properties style:column-width="1.4736in"/>
    </style:style>
    <style:style style:name="TableColumn233" style:family="table-column">
      <style:table-column-properties style:column-width="4.8194in"/>
    </style:style>
    <style:style style:name="Table231" style:family="table">
      <style:table-properties style:width="6.293in" fo:margin-left="0in" table:align="left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00%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margin-bottom="0in" fo:line-height="100%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</style:style>
    <style:style style:name="P264" style:parent-style-name="Standard" style:family="paragraph">
      <style:paragraph-properties fo:margin-bottom="0in" fo:line-height="100%"/>
    </style:style>
    <style:style style:name="P265" style:parent-style-name="Standard" style:family="paragraph">
      <style:paragraph-properties fo:margin-bottom="0in" fo:line-height="100%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margin-bottom="0in" fo:line-height="100%"/>
    </style:style>
    <style:style style:name="P271" style:parent-style-name="Standard" style:family="paragraph">
      <style:paragraph-properties fo:margin-bottom="0in" fo:line-height="100%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</style:style>
    <style:style style:name="P277" style:parent-style-name="Standard" style:family="paragraph">
      <style:paragraph-properties fo:margin-bottom="0in" fo:line-height="100%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/>
    </style:style>
    <style:style style:name="P283" style:parent-style-name="Standard" style:family="paragraph">
      <style:paragraph-properties fo:margin-bottom="0in" fo:line-height="100%"/>
    </style:style>
    <style:style style:name="P284" style:parent-style-name="Standard" style:family="paragraph">
      <style:paragraph-properties fo:margin-bottom="0in" fo:line-height="100%"/>
    </style:style>
    <style:style style:name="P285" style:parent-style-name="Standard" style:family="paragraph">
      <style:paragraph-properties fo:margin-bottom="0in" fo:line-height="100%"/>
    </style:style>
    <style:style style:name="P286" style:parent-style-name="Standard" style:family="paragraph">
      <style:paragraph-properties fo:margin-bottom="0in" fo:line-height="100%"/>
    </style:style>
    <style:style style:name="P287" style:parent-style-name="Standard" style:family="paragraph">
      <style:paragraph-properties fo:margin-bottom="0in" fo:line-height="100%"/>
    </style:style>
    <style:style style:name="P288" style:parent-style-name="Standard" style:family="paragraph">
      <style:paragraph-properties fo:margin-bottom="0in" fo:line-height="100%"/>
    </style:style>
    <style:style style:name="P289" style:parent-style-name="Standard" style:family="paragraph">
      <style:paragraph-properties fo:margin-bottom="0in" fo:line-height="100%"/>
    </style:style>
    <style:style style:name="P290" style:parent-style-name="Standard" style:family="paragraph">
      <style:paragraph-properties fo:margin-bottom="0in" fo:line-height="100%"/>
    </style:style>
    <style:style style:name="P291" style:parent-style-name="Standard" style:family="paragraph">
      <style:paragraph-properties fo:margin-bottom="0in" fo:line-height="100%"/>
    </style:style>
    <style:style style:name="P292" style:parent-style-name="Standard" style:family="paragraph">
      <style:paragraph-properties fo:margin-bottom="0in" fo:line-height="100%"/>
    </style:style>
    <style:style style:name="P293" style:parent-style-name="Standard" style:family="paragraph">
      <style:paragraph-properties fo:margin-bottom="0in" fo:line-height="100%"/>
    </style:style>
    <style:style style:name="P294" style:parent-style-name="Standard" style:family="paragraph">
      <style:paragraph-properties fo:margin-bottom="0in" fo:line-height="100%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</style:style>
    <style:style style:name="P305" style:parent-style-name="Standard" style:family="paragraph">
      <style:paragraph-properties fo:margin-bottom="0in" fo:line-height="100%"/>
    </style:style>
    <style:style style:name="P306" style:parent-style-name="Standard" style:family="paragraph">
      <style:paragraph-properties fo:margin-bottom="0in" fo:line-height="100%"/>
    </style:style>
    <style:style style:name="P307" style:parent-style-name="Standard" style:family="paragraph">
      <style:paragraph-properties fo:margin-bottom="0in" fo:line-height="100%"/>
    </style:style>
    <style:style style:name="P308" style:parent-style-name="Standard" style:family="paragraph">
      <style:paragraph-properties fo:margin-bottom="0in" fo:line-height="100%"/>
    </style:style>
    <style:style style:name="TableColumn310" style:family="table-column">
      <style:table-column-properties style:column-width="1.477in"/>
    </style:style>
    <style:style style:name="TableColumn311" style:family="table-column">
      <style:table-column-properties style:column-width="4.7784in"/>
    </style:style>
    <style:style style:name="Table309" style:family="table">
      <style:table-properties style:width="6.2555in" fo:margin-left="-0.0055in" table:align="left"/>
    </style:style>
    <style:style style:name="TableRow312" style:family="table-row">
      <style:table-row-properties style:min-row-height="0.2083in"/>
    </style:style>
    <style:style style:name="TableCell313" style:family="table-cell">
      <style:table-cell-properties fo:border="0.0104in solid #000000" fo:background-color="#F3F3F3" style:writing-mode="lr-tb" fo:padding-top="0in" fo:padding-left="0in" fo:padding-bottom="0in" fo:padding-right="0in"/>
    </style:style>
    <style:style style:name="P314" style:parent-style-name="Standard" style:family="paragraph">
      <style:paragraph-properties style:vertical-align="baseline" fo:margin-bottom="0in" fo:line-height="100%" fo:margin-left="0.0729in">
        <style:tab-stops/>
      </style:paragraph-properties>
    </style:style>
    <style:style style:name="T315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de" style:country-asian="AT"/>
    </style:style>
    <style:style style:name="T316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de" style:country-asian="AT"/>
    </style:style>
    <style:style style:name="T317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de" style:country-asian="AT"/>
    </style:style>
    <style:style style:name="T318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Row319" style:family="table-row">
      <style:table-row-properties style:min-row-height="0.2083in"/>
    </style:style>
    <style:style style:name="TableCell320" style:family="table-cell">
      <style:table-cell-properties fo:border="0.0104in solid #000000" style:writing-mode="lr-tb" fo:padding-top="0in" fo:padding-left="0in" fo:padding-bottom="0in" fo:padding-right="0in"/>
    </style:style>
    <style:style style:name="P321" style:parent-style-name="Standard" style:family="paragraph">
      <style:paragraph-properties style:vertical-align="baseline" fo:margin-bottom="0in" fo:line-height="100%"/>
    </style:style>
    <style:style style:name="T322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323" style:family="table-cell">
      <style:table-cell-properties fo:border="0.0104in solid #000000" style:writing-mode="lr-tb" fo:padding-top="0in" fo:padding-left="0in" fo:padding-bottom="0in" fo:padding-right="0in"/>
    </style:style>
    <style:style style:name="P324" style:parent-style-name="Standard" style:family="paragraph">
      <style:paragraph-properties fo:text-align="justify" style:vertical-align="baseline" fo:margin-bottom="0in" fo:line-height="100%"/>
    </style:style>
    <style:style style:name="T325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326" style:family="table-row">
      <style:table-row-properties style:min-row-height="0.2083in"/>
    </style:style>
    <style:style style:name="TableCell327" style:family="table-cell">
      <style:table-cell-properties fo:border="0.0104in solid #000000" style:writing-mode="lr-tb" fo:padding-top="0in" fo:padding-left="0in" fo:padding-bottom="0in" fo:padding-right="0in"/>
    </style:style>
    <style:style style:name="P328" style:parent-style-name="Standard" style:family="paragraph">
      <style:paragraph-properties style:vertical-align="baseline" fo:margin-bottom="0in" fo:line-height="100%"/>
    </style:style>
    <style:style style:name="T329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330" style:family="table-cell">
      <style:table-cell-properties fo:border="0.0104in solid #000000" style:writing-mode="lr-tb" fo:padding-top="0in" fo:padding-left="0in" fo:padding-bottom="0in" fo:padding-right="0in"/>
    </style:style>
    <style:style style:name="P331" style:parent-style-name="Standard" style:family="paragraph">
      <style:paragraph-properties fo:text-align="justify" style:vertical-align="baseline" fo:margin-bottom="0in" fo:line-height="100%"/>
    </style:style>
    <style:style style:name="T332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333" style:family="table-row">
      <style:table-row-properties style:min-row-height="0.2083in"/>
    </style:style>
    <style:style style:name="TableCell334" style:family="table-cell">
      <style:table-cell-properties fo:border="0.0104in solid #000000" style:writing-mode="lr-tb" fo:padding-top="0in" fo:padding-left="0in" fo:padding-bottom="0in" fo:padding-right="0in"/>
    </style:style>
    <style:style style:name="P335" style:parent-style-name="Standard" style:family="paragraph">
      <style:paragraph-properties style:vertical-align="baseline" fo:margin-bottom="0in" fo:line-height="100%"/>
    </style:style>
    <style:style style:name="T336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337" style:family="table-cell">
      <style:table-cell-properties fo:border="0.0104in solid #000000" style:writing-mode="lr-tb" fo:padding-top="0in" fo:padding-left="0in" fo:padding-bottom="0in" fo:padding-right="0in"/>
    </style:style>
    <style:style style:name="P338" style:parent-style-name="Standard" style:family="paragraph">
      <style:paragraph-properties style:vertical-align="baseline" fo:margin-bottom="0in" fo:line-height="100%"/>
    </style:style>
    <style:style style:name="T339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340" style:family="table-row">
      <style:table-row-properties style:min-row-height="0.2083in"/>
    </style:style>
    <style:style style:name="TableCell341" style:family="table-cell">
      <style:table-cell-properties fo:border="0.0104in solid #000000" style:writing-mode="lr-tb" fo:padding-top="0in" fo:padding-left="0in" fo:padding-bottom="0in" fo:padding-right="0in"/>
    </style:style>
    <style:style style:name="P342" style:parent-style-name="Standard" style:family="paragraph">
      <style:paragraph-properties style:vertical-align="baseline" fo:margin-bottom="0in" fo:line-height="100%"/>
    </style:style>
    <style:style style:name="T343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344" style:family="table-cell">
      <style:table-cell-properties fo:border="0.0104in solid #000000" style:writing-mode="lr-tb" fo:padding-top="0in" fo:padding-left="0in" fo:padding-bottom="0in" fo:padding-right="0in"/>
    </style:style>
    <style:style style:name="P345" style:parent-style-name="Standard" style:family="paragraph">
      <style:paragraph-properties style:vertical-align="baseline" fo:margin-bottom="0in" fo:line-height="100%"/>
    </style:style>
    <style:style style:name="T346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347" style:family="table-row">
      <style:table-row-properties style:min-row-height="0.2083in"/>
    </style:style>
    <style:style style:name="TableCell348" style:family="table-cell">
      <style:table-cell-properties fo:border="0.0104in solid #000000" style:writing-mode="lr-tb" fo:padding-top="0in" fo:padding-left="0in" fo:padding-bottom="0in" fo:padding-right="0in"/>
    </style:style>
    <style:style style:name="P349" style:parent-style-name="Standard" style:family="paragraph">
      <style:paragraph-properties style:vertical-align="baseline" fo:margin-bottom="0in" fo:line-height="100%"/>
    </style:style>
    <style:style style:name="T350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351" style:family="table-cell">
      <style:table-cell-properties fo:border="0.0104in solid #000000" style:writing-mode="lr-tb" fo:padding-top="0in" fo:padding-left="0in" fo:padding-bottom="0in" fo:padding-right="0in"/>
    </style:style>
    <style:style style:name="P352" style:parent-style-name="Standard" style:family="paragraph">
      <style:paragraph-properties style:vertical-align="baseline" fo:margin-bottom="0in" fo:line-height="100%"/>
    </style:style>
    <style:style style:name="T353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354" style:parent-style-name="Standard" style:family="paragraph">
      <style:paragraph-properties style:vertical-align="baseline" fo:margin-bottom="0in" fo:line-height="100%"/>
    </style:style>
    <style:style style:name="T355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356" style:parent-style-name="Standard" style:family="paragraph">
      <style:paragraph-properties style:vertical-align="baseline" fo:margin-bottom="0in" fo:line-height="100%"/>
    </style:style>
    <style:style style:name="T357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358" style:parent-style-name="Standard" style:family="paragraph">
      <style:paragraph-properties style:vertical-align="baseline" fo:margin-bottom="0in" fo:line-height="100%"/>
    </style:style>
    <style:style style:name="T359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360" style:family="table-row">
      <style:table-row-properties style:min-row-height="0.2083in"/>
    </style:style>
    <style:style style:name="TableCell361" style:family="table-cell">
      <style:table-cell-properties fo:border="0.0104in solid #000000" style:writing-mode="lr-tb" fo:padding-top="0in" fo:padding-left="0in" fo:padding-bottom="0in" fo:padding-right="0in"/>
    </style:style>
    <style:style style:name="P362" style:parent-style-name="Standard" style:family="paragraph">
      <style:paragraph-properties style:vertical-align="baseline" fo:margin-bottom="0in" fo:line-height="100%"/>
    </style:style>
    <style:style style:name="T363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364" style:family="table-cell">
      <style:table-cell-properties fo:border="0.0104in solid #000000" style:writing-mode="lr-tb" fo:padding-top="0in" fo:padding-left="0in" fo:padding-bottom="0in" fo:padding-right="0in"/>
    </style:style>
    <style:style style:name="P365" style:parent-style-name="Standard" style:family="paragraph">
      <style:paragraph-properties style:vertical-align="baseline" fo:margin-bottom="0in" fo:line-height="100%"/>
    </style:style>
    <style:style style:name="T366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367" style:family="table-row">
      <style:table-row-properties style:min-row-height="0.2083in"/>
    </style:style>
    <style:style style:name="TableCell368" style:family="table-cell">
      <style:table-cell-properties fo:border="0.0104in solid #000000" style:writing-mode="lr-tb" fo:padding-top="0in" fo:padding-left="0in" fo:padding-bottom="0in" fo:padding-right="0in"/>
    </style:style>
    <style:style style:name="P369" style:parent-style-name="Standard" style:family="paragraph">
      <style:paragraph-properties style:vertical-align="baseline" fo:margin-bottom="0in" fo:line-height="100%"/>
    </style:style>
    <style:style style:name="T370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371" style:family="table-cell">
      <style:table-cell-properties fo:border="0.0104in solid #000000" style:writing-mode="lr-tb" fo:padding-top="0in" fo:padding-left="0in" fo:padding-bottom="0in" fo:padding-right="0in"/>
    </style:style>
    <style:style style:name="P372" style:parent-style-name="Standard" style:family="paragraph">
      <style:paragraph-properties style:vertical-align="baseline" fo:margin-bottom="0in" fo:line-height="100%"/>
    </style:style>
    <style:style style:name="T373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374" style:parent-style-name="Standard" style:family="paragraph">
      <style:paragraph-properties style:vertical-align="baseline" fo:margin-bottom="0in" fo:line-height="100%"/>
    </style:style>
    <style:style style:name="T375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376" style:parent-style-name="Standard" style:family="paragraph">
      <style:paragraph-properties style:vertical-align="baseline" fo:margin-bottom="0in" fo:line-height="100%"/>
    </style:style>
    <style:style style:name="T377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378" style:parent-style-name="Standard" style:family="paragraph">
      <style:paragraph-properties style:vertical-align="baseline" fo:margin-bottom="0in" fo:line-height="100%"/>
    </style:style>
    <style:style style:name="T379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380" style:parent-style-name="Standard" style:family="paragraph">
      <style:paragraph-properties style:vertical-align="baseline" fo:margin-bottom="0in" fo:line-height="100%"/>
    </style:style>
    <style:style style:name="T381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382" style:parent-style-name="Standard" style:family="paragraph">
      <style:paragraph-properties style:vertical-align="baseline" fo:margin-bottom="0in" fo:line-height="100%"/>
    </style:style>
    <style:style style:name="T383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384" style:family="table-row">
      <style:table-row-properties style:min-row-height="0.8125in"/>
    </style:style>
    <style:style style:name="TableCell385" style:family="table-cell">
      <style:table-cell-properties fo:border="0.0104in solid #000000" style:writing-mode="lr-tb" fo:padding-top="0in" fo:padding-left="0in" fo:padding-bottom="0in" fo:padding-right="0in"/>
    </style:style>
    <style:style style:name="P386" style:parent-style-name="Standard" style:family="paragraph">
      <style:paragraph-properties style:vertical-align="baseline" fo:margin-bottom="0in" fo:line-height="100%"/>
    </style:style>
    <style:style style:name="T387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388" style:family="table-cell">
      <style:table-cell-properties fo:border="0.0104in solid #000000" style:writing-mode="lr-tb" fo:padding-top="0in" fo:padding-left="0in" fo:padding-bottom="0in" fo:padding-right="0in"/>
    </style:style>
    <style:style style:name="P389" style:parent-style-name="Standard" style:family="paragraph">
      <style:paragraph-properties style:vertical-align="baseline" fo:margin-bottom="0in" fo:line-height="100%"/>
    </style:style>
    <style:style style:name="T390" style:parent-style-name="Absatz-Standardschriftart" style:family="text">
      <style:text-properties style:font-name="Calibri Light" style:font-name-asian="Times New Roman" style:font-name-complex="Calibri Light" fo:color="#2F5496" style:letter-kerning="false" fo:font-size="16pt" style:font-size-asian="16pt" style:font-size-complex="16pt" fo:language="de" fo:country="DE" style:language-asian="de" style:country-asian="AT"/>
    </style:style>
    <style:style style:name="T391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392" style:parent-style-name="Standard" style:family="paragraph">
      <style:paragraph-properties style:vertical-align="baseline" fo:margin-bottom="0in" fo:line-height="100%"/>
    </style:style>
    <style:style style:name="T393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394" style:parent-style-name="Standard" style:family="paragraph">
      <style:paragraph-properties style:vertical-align="baseline" fo:margin-bottom="0in" fo:line-height="100%"/>
    </style:style>
    <style:style style:name="T395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396" style:parent-style-name="Standard" style:family="paragraph">
      <style:paragraph-properties style:vertical-align="baseline" fo:margin-bottom="0in" fo:line-height="100%"/>
    </style:style>
    <style:style style:name="T397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398" style:parent-style-name="Standard" style:family="paragraph">
      <style:paragraph-properties style:vertical-align="baseline" fo:margin-bottom="0in" fo:line-height="100%"/>
    </style:style>
    <style:style style:name="T399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400" style:parent-style-name="Standard" style:family="paragraph">
      <style:paragraph-properties style:vertical-align="baseline" fo:margin-bottom="0in" fo:line-height="100%"/>
    </style:style>
    <style:style style:name="T401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402" style:parent-style-name="Standard" style:family="paragraph">
      <style:paragraph-properties style:vertical-align="baseline" fo:margin-bottom="0in" fo:line-height="100%"/>
    </style:style>
    <style:style style:name="T403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404" style:parent-style-name="Standard" style:family="paragraph">
      <style:paragraph-properties style:vertical-align="baseline" fo:margin-bottom="0in" fo:line-height="100%"/>
    </style:style>
    <style:style style:name="T405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406" style:parent-style-name="Standard" style:family="paragraph">
      <style:paragraph-properties style:vertical-align="baseline" fo:margin-bottom="0in" fo:line-height="100%"/>
    </style:style>
    <style:style style:name="T407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408" style:parent-style-name="Standard" style:family="paragraph">
      <style:paragraph-properties style:vertical-align="baseline" fo:margin-bottom="0in" fo:line-height="100%"/>
    </style:style>
    <style:style style:name="T409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410" style:family="table-row">
      <style:table-row-properties style:min-row-height="0.3125in"/>
    </style:style>
    <style:style style:name="TableCell411" style:family="table-cell">
      <style:table-cell-properties fo:border="0.0104in solid #000000" style:writing-mode="lr-tb" fo:padding-top="0in" fo:padding-left="0in" fo:padding-bottom="0in" fo:padding-right="0in"/>
    </style:style>
    <style:style style:name="P412" style:parent-style-name="Standard" style:family="paragraph">
      <style:paragraph-properties style:vertical-align="baseline" fo:margin-bottom="0in" fo:line-height="100%"/>
    </style:style>
    <style:style style:name="T41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language="de" fo:country="DE" style:language-asian="de" style:country-asian="AT"/>
    </style:style>
    <style:style style:name="T414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P415" style:parent-style-name="Standard" style:family="paragraph">
      <style:paragraph-properties style:vertical-align="baseline" fo:margin-bottom="0in" fo:line-height="100%"/>
    </style:style>
    <style:style style:name="T416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417" style:family="table-cell">
      <style:table-cell-properties fo:border="0.0104in solid #000000" style:writing-mode="lr-tb" fo:padding-top="0in" fo:padding-left="0in" fo:padding-bottom="0in" fo:padding-right="0in"/>
    </style:style>
    <style:style style:name="P418" style:parent-style-name="Standard" style:family="paragraph">
      <style:paragraph-properties style:vertical-align="baseline" fo:margin-bottom="0in" fo:line-height="100%"/>
    </style:style>
    <style:style style:name="T419" style:parent-style-name="Absatz-Standardschriftart" style:family="text">
      <style:text-properties style:font-name="Calibri" style:font-name-asian="Times New Roman" style:font-name-complex="Calibri" style:letter-kerning="false" fo:language="de" fo:country="DE" style:language-asian="de" style:country-asian="AT"/>
    </style:style>
    <style:style style:name="T420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P421" style:parent-style-name="Standard" style:family="paragraph">
      <style:paragraph-properties style:vertical-align="baseline" fo:margin-bottom="0in" fo:line-height="100%"/>
    </style:style>
    <style:style style:name="T422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TableRow423" style:family="table-row">
      <style:table-row-properties style:min-row-height="0.7604in"/>
    </style:style>
    <style:style style:name="TableCell424" style:family="table-cell">
      <style:table-cell-properties fo:border="0.0104in solid #000000" style:writing-mode="lr-tb" fo:padding-top="0in" fo:padding-left="0in" fo:padding-bottom="0in" fo:padding-right="0in"/>
    </style:style>
    <style:style style:name="P425" style:parent-style-name="Standard" style:family="paragraph">
      <style:paragraph-properties style:vertical-align="baseline" fo:margin-bottom="0in" fo:line-height="100%"/>
    </style:style>
    <style:style style:name="T42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language="de" fo:country="DE" style:language-asian="de" style:country-asian="AT"/>
    </style:style>
    <style:style style:name="T427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TableCell428" style:family="table-cell">
      <style:table-cell-properties fo:border="0.0104in solid #000000" style:writing-mode="lr-tb" fo:padding-top="0in" fo:padding-left="0in" fo:padding-bottom="0in" fo:padding-right="0in"/>
    </style:style>
    <style:style style:name="P429" style:parent-style-name="Standard" style:family="paragraph">
      <style:paragraph-properties style:vertical-align="baseline" fo:margin-bottom="0in" fo:line-height="100%"/>
    </style:style>
    <style:style style:name="T430" style:parent-style-name="Absatz-Standardschriftart" style:family="text">
      <style:text-properties style:font-name="Calibri" style:font-name-asian="Times New Roman" style:font-name-complex="Calibri" style:letter-kerning="false" fo:language="de" fo:country="DE" style:language-asian="de" style:country-asian="AT"/>
    </style:style>
    <style:style style:name="T431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P432" style:parent-style-name="Standard" style:family="paragraph">
      <style:paragraph-properties style:vertical-align="baseline" fo:margin-bottom="0in" fo:line-height="100%"/>
    </style:style>
    <style:style style:name="T433" style:parent-style-name="Absatz-Standardschriftart" style:family="text">
      <style:text-properties style:font-name="Calibri" style:font-name-asian="Times New Roman" style:font-name-complex="Calibri" style:letter-kerning="false" fo:language="de" fo:country="DE" style:language-asian="de" style:country-asian="AT"/>
    </style:style>
    <style:style style:name="T434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P435" style:parent-style-name="Standard" style:family="paragraph">
      <style:paragraph-properties style:vertical-align="baseline" fo:margin-bottom="0in" fo:line-height="100%"/>
    </style:style>
    <style:style style:name="T436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TableColumn438" style:family="table-column">
      <style:table-column-properties style:column-width="1.477in"/>
    </style:style>
    <style:style style:name="TableColumn439" style:family="table-column">
      <style:table-column-properties style:column-width="4.7784in"/>
    </style:style>
    <style:style style:name="Table437" style:family="table">
      <style:table-properties style:width="6.2555in" fo:margin-left="-0.0055in" table:align="left"/>
    </style:style>
    <style:style style:name="TableRow440" style:family="table-row">
      <style:table-row-properties style:min-row-height="0.2083in"/>
    </style:style>
    <style:style style:name="TableCell441" style:family="table-cell">
      <style:table-cell-properties fo:border="0.0104in solid #000000" fo:background-color="#F3F3F3" style:writing-mode="lr-tb" fo:padding-top="0in" fo:padding-left="0in" fo:padding-bottom="0in" fo:padding-right="0in"/>
    </style:style>
    <style:style style:name="P442" style:parent-style-name="Standard" style:family="paragraph">
      <style:paragraph-properties style:vertical-align="baseline" fo:margin-bottom="0in" fo:line-height="100%"/>
    </style:style>
    <style:style style:name="T443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de" style:country-asian="AT"/>
    </style:style>
    <style:style style:name="T444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de" style:country-asian="AT"/>
    </style:style>
    <style:style style:name="T445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de" style:country-asian="AT"/>
    </style:style>
    <style:style style:name="T446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P447" style:parent-style-name="Standard" style:family="paragraph">
      <style:paragraph-properties style:vertical-align="baseline" fo:margin-bottom="0in" fo:line-height="100%" fo:margin-left="0.0729in">
        <style:tab-stops/>
      </style:paragraph-properties>
    </style:style>
    <style:style style:name="T448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Row449" style:family="table-row">
      <style:table-row-properties style:min-row-height="0.2083in"/>
    </style:style>
    <style:style style:name="TableCell450" style:family="table-cell">
      <style:table-cell-properties fo:border="0.0104in solid #000000" style:writing-mode="lr-tb" fo:padding-top="0in" fo:padding-left="0in" fo:padding-bottom="0in" fo:padding-right="0in"/>
    </style:style>
    <style:style style:name="P451" style:parent-style-name="Standard" style:family="paragraph">
      <style:paragraph-properties style:vertical-align="baseline" fo:margin-bottom="0in" fo:line-height="100%"/>
    </style:style>
    <style:style style:name="T452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453" style:family="table-cell">
      <style:table-cell-properties fo:border="0.0104in solid #000000" style:writing-mode="lr-tb" fo:padding-top="0in" fo:padding-left="0in" fo:padding-bottom="0in" fo:padding-right="0in"/>
    </style:style>
    <style:style style:name="P454" style:parent-style-name="Standard" style:family="paragraph">
      <style:paragraph-properties fo:text-align="justify" style:vertical-align="baseline" fo:margin-bottom="0in" fo:line-height="100%"/>
    </style:style>
    <style:style style:name="T455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456" style:family="table-row">
      <style:table-row-properties style:min-row-height="0.5in"/>
    </style:style>
    <style:style style:name="TableCell457" style:family="table-cell">
      <style:table-cell-properties fo:border="0.0104in solid #000000" style:writing-mode="lr-tb" fo:padding-top="0in" fo:padding-left="0in" fo:padding-bottom="0in" fo:padding-right="0in"/>
    </style:style>
    <style:style style:name="P458" style:parent-style-name="Standard" style:family="paragraph">
      <style:paragraph-properties style:vertical-align="baseline" fo:margin-bottom="0in" fo:line-height="100%"/>
    </style:style>
    <style:style style:name="T459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460" style:family="table-cell">
      <style:table-cell-properties fo:border="0.0104in solid #000000" style:writing-mode="lr-tb" fo:padding-top="0in" fo:padding-left="0in" fo:padding-bottom="0in" fo:padding-right="0in"/>
    </style:style>
    <style:style style:name="P461" style:parent-style-name="Standard" style:family="paragraph">
      <style:paragraph-properties fo:text-align="justify" style:vertical-align="baseline" fo:margin-bottom="0in" fo:line-height="100%"/>
    </style:style>
    <style:style style:name="T462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463" style:family="table-row">
      <style:table-row-properties style:min-row-height="0.2083in"/>
    </style:style>
    <style:style style:name="TableCell464" style:family="table-cell">
      <style:table-cell-properties fo:border="0.0104in solid #000000" style:writing-mode="lr-tb" fo:padding-top="0in" fo:padding-left="0in" fo:padding-bottom="0in" fo:padding-right="0in"/>
    </style:style>
    <style:style style:name="P465" style:parent-style-name="Standard" style:family="paragraph">
      <style:paragraph-properties style:vertical-align="baseline" fo:margin-bottom="0in" fo:line-height="100%"/>
    </style:style>
    <style:style style:name="T466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467" style:family="table-cell">
      <style:table-cell-properties fo:border="0.0104in solid #000000" style:writing-mode="lr-tb" fo:padding-top="0in" fo:padding-left="0in" fo:padding-bottom="0in" fo:padding-right="0in"/>
    </style:style>
    <style:style style:name="P468" style:parent-style-name="Standard" style:family="paragraph">
      <style:paragraph-properties style:vertical-align="baseline" fo:margin-bottom="0in" fo:line-height="100%"/>
    </style:style>
    <style:style style:name="T469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470" style:family="table-row">
      <style:table-row-properties style:min-row-height="0.2083in"/>
    </style:style>
    <style:style style:name="TableCell471" style:family="table-cell">
      <style:table-cell-properties fo:border="0.0104in solid #000000" style:writing-mode="lr-tb" fo:padding-top="0in" fo:padding-left="0in" fo:padding-bottom="0in" fo:padding-right="0in"/>
    </style:style>
    <style:style style:name="P472" style:parent-style-name="Standard" style:family="paragraph">
      <style:paragraph-properties style:vertical-align="baseline" fo:margin-bottom="0in" fo:line-height="100%"/>
    </style:style>
    <style:style style:name="T473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474" style:family="table-cell">
      <style:table-cell-properties fo:border="0.0104in solid #000000" style:writing-mode="lr-tb" fo:padding-top="0in" fo:padding-left="0in" fo:padding-bottom="0in" fo:padding-right="0in"/>
    </style:style>
    <style:style style:name="P475" style:parent-style-name="Standard" style:family="paragraph">
      <style:paragraph-properties style:vertical-align="baseline" fo:margin-bottom="0in" fo:line-height="100%"/>
    </style:style>
    <style:style style:name="T476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477" style:family="table-row">
      <style:table-row-properties style:min-row-height="0.2083in"/>
    </style:style>
    <style:style style:name="TableCell478" style:family="table-cell">
      <style:table-cell-properties fo:border="0.0104in solid #000000" style:writing-mode="lr-tb" fo:padding-top="0in" fo:padding-left="0in" fo:padding-bottom="0in" fo:padding-right="0in"/>
    </style:style>
    <style:style style:name="P479" style:parent-style-name="Standard" style:family="paragraph">
      <style:paragraph-properties style:vertical-align="baseline" fo:margin-bottom="0in" fo:line-height="100%"/>
    </style:style>
    <style:style style:name="T480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481" style:family="table-cell">
      <style:table-cell-properties fo:border="0.0104in solid #000000" style:writing-mode="lr-tb" fo:padding-top="0in" fo:padding-left="0in" fo:padding-bottom="0in" fo:padding-right="0in"/>
    </style:style>
    <style:style style:name="P482" style:parent-style-name="Standard" style:family="paragraph">
      <style:paragraph-properties style:vertical-align="baseline" fo:margin-bottom="0in" fo:line-height="100%"/>
    </style:style>
    <style:style style:name="T483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484" style:parent-style-name="Standard" style:family="paragraph">
      <style:paragraph-properties style:vertical-align="baseline" fo:margin-bottom="0in" fo:line-height="100%"/>
    </style:style>
    <style:style style:name="T485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486" style:family="table-row">
      <style:table-row-properties style:min-row-height="0.2083in"/>
    </style:style>
    <style:style style:name="TableCell487" style:family="table-cell">
      <style:table-cell-properties fo:border="0.0104in solid #000000" style:writing-mode="lr-tb" fo:padding-top="0in" fo:padding-left="0in" fo:padding-bottom="0in" fo:padding-right="0in"/>
    </style:style>
    <style:style style:name="P488" style:parent-style-name="Standard" style:family="paragraph">
      <style:paragraph-properties style:vertical-align="baseline" fo:margin-bottom="0in" fo:line-height="100%"/>
    </style:style>
    <style:style style:name="T489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490" style:family="table-cell">
      <style:table-cell-properties fo:border="0.0104in solid #000000" style:writing-mode="lr-tb" fo:padding-top="0in" fo:padding-left="0in" fo:padding-bottom="0in" fo:padding-right="0in"/>
    </style:style>
    <style:style style:name="P491" style:parent-style-name="Standard" style:family="paragraph">
      <style:paragraph-properties style:vertical-align="baseline" fo:margin-bottom="0in" fo:line-height="100%"/>
    </style:style>
    <style:style style:name="T492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493" style:parent-style-name="Standard" style:family="paragraph">
      <style:paragraph-properties style:vertical-align="baseline" fo:margin-bottom="0in" fo:line-height="100%"/>
    </style:style>
    <style:style style:name="T494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495" style:family="table-row">
      <style:table-row-properties style:min-row-height="0.2083in"/>
    </style:style>
    <style:style style:name="TableCell496" style:family="table-cell">
      <style:table-cell-properties fo:border="0.0104in solid #000000" style:writing-mode="lr-tb" fo:padding-top="0in" fo:padding-left="0in" fo:padding-bottom="0in" fo:padding-right="0in"/>
    </style:style>
    <style:style style:name="P497" style:parent-style-name="Standard" style:family="paragraph">
      <style:paragraph-properties style:vertical-align="baseline" fo:margin-bottom="0in" fo:line-height="100%"/>
    </style:style>
    <style:style style:name="T498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499" style:family="table-cell">
      <style:table-cell-properties fo:border="0.0104in solid #000000" style:writing-mode="lr-tb" fo:padding-top="0in" fo:padding-left="0in" fo:padding-bottom="0in" fo:padding-right="0in"/>
    </style:style>
    <style:style style:name="P500" style:parent-style-name="Standard" style:family="paragraph">
      <style:paragraph-properties style:vertical-align="baseline" fo:margin-bottom="0in" fo:line-height="100%"/>
    </style:style>
    <style:style style:name="T501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02" style:parent-style-name="Standard" style:family="paragraph">
      <style:paragraph-properties style:vertical-align="baseline" fo:margin-bottom="0in" fo:line-height="100%"/>
    </style:style>
    <style:style style:name="T503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04" style:parent-style-name="Standard" style:family="paragraph">
      <style:paragraph-properties style:vertical-align="baseline" fo:margin-bottom="0in" fo:line-height="100%"/>
    </style:style>
    <style:style style:name="T505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506" style:family="table-row">
      <style:table-row-properties style:min-row-height="0.8125in"/>
    </style:style>
    <style:style style:name="TableCell507" style:family="table-cell">
      <style:table-cell-properties fo:border="0.0104in solid #000000" style:writing-mode="lr-tb" fo:padding-top="0in" fo:padding-left="0in" fo:padding-bottom="0in" fo:padding-right="0in"/>
    </style:style>
    <style:style style:name="P508" style:parent-style-name="Standard" style:family="paragraph">
      <style:paragraph-properties style:vertical-align="baseline" fo:margin-bottom="0in" fo:line-height="100%"/>
    </style:style>
    <style:style style:name="T509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510" style:family="table-cell">
      <style:table-cell-properties fo:border="0.0104in solid #000000" style:writing-mode="lr-tb" fo:padding-top="0in" fo:padding-left="0in" fo:padding-bottom="0in" fo:padding-right="0in"/>
    </style:style>
    <style:style style:name="P511" style:parent-style-name="Standard" style:family="paragraph">
      <style:paragraph-properties style:vertical-align="baseline" fo:margin-bottom="0in" fo:line-height="100%"/>
    </style:style>
    <style:style style:name="T512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13" style:parent-style-name="Standard" style:family="paragraph">
      <style:paragraph-properties style:vertical-align="baseline" fo:margin-bottom="0in" fo:line-height="100%"/>
    </style:style>
    <style:style style:name="T514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15" style:parent-style-name="Standard" style:family="paragraph">
      <style:paragraph-properties style:vertical-align="baseline" fo:margin-bottom="0in" fo:line-height="100%"/>
    </style:style>
    <style:style style:name="T516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17" style:parent-style-name="Standard" style:family="paragraph">
      <style:paragraph-properties style:vertical-align="baseline" fo:margin-bottom="0in" fo:line-height="100%"/>
    </style:style>
    <style:style style:name="T518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19" style:parent-style-name="Standard" style:family="paragraph">
      <style:paragraph-properties style:vertical-align="baseline" fo:margin-bottom="0in" fo:line-height="100%"/>
    </style:style>
    <style:style style:name="T520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21" style:parent-style-name="Standard" style:family="paragraph">
      <style:paragraph-properties style:vertical-align="baseline" fo:margin-bottom="0in" fo:line-height="100%"/>
    </style:style>
    <style:style style:name="T522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23" style:parent-style-name="Standard" style:family="paragraph">
      <style:paragraph-properties style:vertical-align="baseline" fo:margin-bottom="0in" fo:line-height="100%"/>
    </style:style>
    <style:style style:name="T524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25" style:parent-style-name="Standard" style:family="paragraph">
      <style:paragraph-properties style:vertical-align="baseline" fo:margin-bottom="0in" fo:line-height="100%"/>
    </style:style>
    <style:style style:name="T526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27" style:parent-style-name="Standard" style:family="paragraph">
      <style:paragraph-properties style:vertical-align="baseline" fo:margin-bottom="0in" fo:line-height="100%"/>
    </style:style>
    <style:style style:name="T528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29" style:parent-style-name="Standard" style:family="paragraph">
      <style:paragraph-properties style:vertical-align="baseline" fo:margin-bottom="0in" fo:line-height="100%"/>
    </style:style>
    <style:style style:name="T530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531" style:family="table-row">
      <style:table-row-properties style:min-row-height="0.3125in"/>
    </style:style>
    <style:style style:name="TableCell532" style:family="table-cell">
      <style:table-cell-properties fo:border="0.0104in solid #000000" style:writing-mode="lr-tb" fo:padding-top="0in" fo:padding-left="0in" fo:padding-bottom="0in" fo:padding-right="0in"/>
    </style:style>
    <style:style style:name="P533" style:parent-style-name="Standard" style:family="paragraph">
      <style:paragraph-properties style:vertical-align="baseline" fo:margin-bottom="0in" fo:line-height="100%"/>
    </style:style>
    <style:style style:name="T53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language="de" fo:country="DE" style:language-asian="de" style:country-asian="AT"/>
    </style:style>
    <style:style style:name="T535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P536" style:parent-style-name="Standard" style:family="paragraph">
      <style:paragraph-properties style:vertical-align="baseline" fo:margin-bottom="0in" fo:line-height="100%"/>
    </style:style>
    <style:style style:name="T537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538" style:family="table-cell">
      <style:table-cell-properties fo:border="0.0104in solid #000000" style:writing-mode="lr-tb" fo:padding-top="0in" fo:padding-left="0in" fo:padding-bottom="0in" fo:padding-right="0in"/>
    </style:style>
    <style:style style:name="P539" style:parent-style-name="Standard" style:family="paragraph">
      <style:paragraph-properties style:vertical-align="baseline" fo:margin-bottom="0in" fo:line-height="100%"/>
    </style:style>
    <style:style style:name="T540" style:parent-style-name="Absatz-Standardschriftart" style:family="text">
      <style:text-properties style:font-name="Calibri" style:font-name-asian="Times New Roman" style:font-name-complex="Calibri" style:letter-kerning="false" fo:language="de" fo:country="DE" style:language-asian="de" style:country-asian="AT"/>
    </style:style>
    <style:style style:name="T541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P542" style:parent-style-name="Standard" style:family="paragraph">
      <style:paragraph-properties style:vertical-align="baseline" fo:margin-bottom="0in" fo:line-height="100%"/>
    </style:style>
    <style:style style:name="T543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TableRow544" style:family="table-row">
      <style:table-row-properties style:min-row-height="0.4583in"/>
    </style:style>
    <style:style style:name="TableCell545" style:family="table-cell">
      <style:table-cell-properties fo:border="0.0104in solid #000000" style:writing-mode="lr-tb" fo:padding-top="0in" fo:padding-left="0in" fo:padding-bottom="0in" fo:padding-right="0in"/>
    </style:style>
    <style:style style:name="P546" style:parent-style-name="Standard" style:family="paragraph">
      <style:paragraph-properties style:vertical-align="baseline" fo:margin-bottom="0in" fo:line-height="100%"/>
    </style:style>
    <style:style style:name="T54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language="de" fo:country="DE" style:language-asian="de" style:country-asian="AT"/>
    </style:style>
    <style:style style:name="T548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TableCell549" style:family="table-cell">
      <style:table-cell-properties fo:border="0.0104in solid #000000" style:writing-mode="lr-tb" fo:padding-top="0in" fo:padding-left="0in" fo:padding-bottom="0in" fo:padding-right="0in"/>
    </style:style>
    <style:style style:name="P550" style:parent-style-name="Standard" style:family="paragraph">
      <style:paragraph-properties style:vertical-align="baseline" fo:margin-bottom="0in" fo:line-height="100%"/>
    </style:style>
    <style:style style:name="T551" style:parent-style-name="Absatz-Standardschriftart" style:family="text">
      <style:text-properties style:font-name="Calibri" style:font-name-asian="Times New Roman" style:font-name-complex="Calibri" style:letter-kerning="false" fo:language="de" fo:country="DE" style:language-asian="de" style:country-asian="AT"/>
    </style:style>
    <style:style style:name="T552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P553" style:parent-style-name="Standard" style:family="paragraph">
      <style:paragraph-properties style:vertical-align="baseline" fo:margin-bottom="0in" fo:line-height="100%"/>
    </style:style>
    <style:style style:name="T554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TableColumn556" style:family="table-column">
      <style:table-column-properties style:column-width="1.5756in"/>
    </style:style>
    <style:style style:name="TableColumn557" style:family="table-column">
      <style:table-column-properties style:column-width="4.7784in"/>
    </style:style>
    <style:style style:name="Table555" style:family="table">
      <style:table-properties style:width="6.3541in" fo:margin-left="-0.1041in" table:align="left"/>
    </style:style>
    <style:style style:name="TableRow558" style:family="table-row">
      <style:table-row-properties style:min-row-height="0.2083in"/>
    </style:style>
    <style:style style:name="TableCell559" style:family="table-cell">
      <style:table-cell-properties fo:border="0.0104in solid #000000" fo:background-color="#F3F3F3" style:writing-mode="lr-tb" fo:padding-top="0in" fo:padding-left="0in" fo:padding-bottom="0in" fo:padding-right="0in"/>
    </style:style>
    <style:style style:name="P560" style:parent-style-name="Standard" style:family="paragraph">
      <style:paragraph-properties style:vertical-align="baseline" fo:margin-bottom="0in" fo:line-height="100%"/>
    </style:style>
    <style:style style:name="T561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de" style:country-asian="AT"/>
    </style:style>
    <style:style style:name="T562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de" style:country-asian="AT"/>
    </style:style>
    <style:style style:name="T563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de" style:country-asian="AT"/>
    </style:style>
    <style:style style:name="T564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P565" style:parent-style-name="Standard" style:family="paragraph">
      <style:paragraph-properties style:vertical-align="baseline" fo:margin-bottom="0in" fo:line-height="100%" fo:margin-left="0.0729in">
        <style:tab-stops/>
      </style:paragraph-properties>
    </style:style>
    <style:style style:name="T566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Row567" style:family="table-row">
      <style:table-row-properties style:min-row-height="0.2083in"/>
    </style:style>
    <style:style style:name="TableCell568" style:family="table-cell">
      <style:table-cell-properties fo:border="0.0104in solid #000000" style:writing-mode="lr-tb" fo:padding-top="0in" fo:padding-left="0in" fo:padding-bottom="0in" fo:padding-right="0in"/>
    </style:style>
    <style:style style:name="P569" style:parent-style-name="Standard" style:family="paragraph">
      <style:paragraph-properties style:vertical-align="baseline" fo:margin-bottom="0in" fo:line-height="100%"/>
    </style:style>
    <style:style style:name="T570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571" style:family="table-cell">
      <style:table-cell-properties fo:border="0.0104in solid #000000" style:writing-mode="lr-tb" fo:padding-top="0in" fo:padding-left="0in" fo:padding-bottom="0in" fo:padding-right="0in"/>
    </style:style>
    <style:style style:name="P572" style:parent-style-name="Standard" style:family="paragraph">
      <style:paragraph-properties fo:text-align="justify" style:vertical-align="baseline" fo:margin-bottom="0in" fo:line-height="100%"/>
    </style:style>
    <style:style style:name="T573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574" style:family="table-row">
      <style:table-row-properties style:min-row-height="0.5312in"/>
    </style:style>
    <style:style style:name="TableCell575" style:family="table-cell">
      <style:table-cell-properties fo:border="0.0104in solid #000000" style:writing-mode="lr-tb" fo:padding-top="0in" fo:padding-left="0in" fo:padding-bottom="0in" fo:padding-right="0in"/>
    </style:style>
    <style:style style:name="P576" style:parent-style-name="Standard" style:family="paragraph">
      <style:paragraph-properties style:vertical-align="baseline" fo:margin-bottom="0in" fo:line-height="100%"/>
    </style:style>
    <style:style style:name="T577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578" style:family="table-cell">
      <style:table-cell-properties fo:border="0.0104in solid #000000" style:writing-mode="lr-tb" fo:padding-top="0in" fo:padding-left="0in" fo:padding-bottom="0in" fo:padding-right="0in"/>
    </style:style>
    <style:style style:name="P579" style:parent-style-name="Standard" style:family="paragraph">
      <style:paragraph-properties fo:text-align="justify" style:vertical-align="baseline" fo:margin-bottom="0in" fo:line-height="100%"/>
    </style:style>
    <style:style style:name="T580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81" style:parent-style-name="Standard" style:family="paragraph">
      <style:paragraph-properties fo:text-align="justify" style:vertical-align="baseline" fo:margin-bottom="0in" fo:line-height="100%"/>
    </style:style>
    <style:style style:name="T582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583" style:family="table-row">
      <style:table-row-properties style:min-row-height="0.2083in"/>
    </style:style>
    <style:style style:name="TableCell584" style:family="table-cell">
      <style:table-cell-properties fo:border="0.0104in solid #000000" style:writing-mode="lr-tb" fo:padding-top="0in" fo:padding-left="0in" fo:padding-bottom="0in" fo:padding-right="0in"/>
    </style:style>
    <style:style style:name="P585" style:parent-style-name="Standard" style:family="paragraph">
      <style:paragraph-properties style:vertical-align="baseline" fo:margin-bottom="0in" fo:line-height="100%"/>
    </style:style>
    <style:style style:name="T586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587" style:family="table-cell">
      <style:table-cell-properties fo:border="0.0104in solid #000000" style:writing-mode="lr-tb" fo:padding-top="0in" fo:padding-left="0in" fo:padding-bottom="0in" fo:padding-right="0in"/>
    </style:style>
    <style:style style:name="P588" style:parent-style-name="Standard" style:family="paragraph">
      <style:paragraph-properties style:vertical-align="baseline" fo:margin-bottom="0in" fo:line-height="100%"/>
    </style:style>
    <style:style style:name="T589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590" style:family="table-row">
      <style:table-row-properties style:min-row-height="0.2083in"/>
    </style:style>
    <style:style style:name="TableCell591" style:family="table-cell">
      <style:table-cell-properties fo:border="0.0104in solid #000000" style:writing-mode="lr-tb" fo:padding-top="0in" fo:padding-left="0in" fo:padding-bottom="0in" fo:padding-right="0in"/>
    </style:style>
    <style:style style:name="P592" style:parent-style-name="Standard" style:family="paragraph">
      <style:paragraph-properties style:vertical-align="baseline" fo:margin-bottom="0in" fo:line-height="100%"/>
    </style:style>
    <style:style style:name="T593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594" style:family="table-cell">
      <style:table-cell-properties fo:border="0.0104in solid #000000" style:writing-mode="lr-tb" fo:padding-top="0in" fo:padding-left="0in" fo:padding-bottom="0in" fo:padding-right="0in"/>
    </style:style>
    <style:style style:name="P595" style:parent-style-name="Standard" style:family="paragraph">
      <style:paragraph-properties style:vertical-align="baseline" fo:margin-bottom="0in" fo:line-height="100%"/>
    </style:style>
    <style:style style:name="T596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97" style:parent-style-name="Standard" style:family="paragraph">
      <style:paragraph-properties style:vertical-align="baseline" fo:margin-bottom="0in" fo:line-height="100%"/>
    </style:style>
    <style:style style:name="T598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599" style:parent-style-name="Standard" style:family="paragraph">
      <style:paragraph-properties style:vertical-align="baseline" fo:margin-bottom="0in" fo:line-height="100%"/>
    </style:style>
    <style:style style:name="T600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601" style:family="table-row">
      <style:table-row-properties style:min-row-height="0.2083in"/>
    </style:style>
    <style:style style:name="TableCell602" style:family="table-cell">
      <style:table-cell-properties fo:border="0.0104in solid #000000" style:writing-mode="lr-tb" fo:padding-top="0in" fo:padding-left="0in" fo:padding-bottom="0in" fo:padding-right="0in"/>
    </style:style>
    <style:style style:name="P603" style:parent-style-name="Standard" style:family="paragraph">
      <style:paragraph-properties style:vertical-align="baseline" fo:margin-bottom="0in" fo:line-height="100%"/>
    </style:style>
    <style:style style:name="T604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605" style:family="table-cell">
      <style:table-cell-properties fo:border="0.0104in solid #000000" style:writing-mode="lr-tb" fo:padding-top="0in" fo:padding-left="0in" fo:padding-bottom="0in" fo:padding-right="0in"/>
    </style:style>
    <style:style style:name="P606" style:parent-style-name="Standard" style:family="paragraph">
      <style:paragraph-properties style:vertical-align="baseline" fo:margin-bottom="0in" fo:line-height="100%"/>
    </style:style>
    <style:style style:name="T607" style:parent-style-name="Absatz-Standardschriftart" style:family="text">
      <style:text-properties style:font-name="Arial" style:font-name-asian="Times New Roman" style:font-name-complex="Arial" fo:color="#374151" style:letter-kerning="false" fo:font-size="12pt" style:font-size-asian="12pt" style:font-size-complex="12pt" style:language-asian="de" style:country-asian="AT"/>
    </style:style>
    <style:style style:name="P608" style:parent-style-name="Standard" style:family="paragraph">
      <style:paragraph-properties style:vertical-align="baseline" fo:margin-bottom="0in" fo:line-height="100%"/>
    </style:style>
    <style:style style:name="T609" style:parent-style-name="Absatz-Standardschriftart" style:family="text">
      <style:text-properties style:font-name="Arial" style:font-name-asian="Times New Roman" style:font-name-complex="Arial" fo:color="#374151" style:letter-kerning="false" fo:font-size="12pt" style:font-size-asian="12pt" style:font-size-complex="12pt" style:language-asian="de" style:country-asian="AT"/>
    </style:style>
    <style:style style:name="P610" style:parent-style-name="Standard" style:family="paragraph">
      <style:paragraph-properties style:vertical-align="baseline" fo:margin-bottom="0in" fo:line-height="100%"/>
    </style:style>
    <style:style style:name="T611" style:parent-style-name="Absatz-Standardschriftart" style:family="text">
      <style:text-properties style:font-name="Arial" style:font-name-asian="Times New Roman" style:font-name-complex="Arial" fo:color="#374151" style:letter-kerning="false" fo:font-size="12pt" style:font-size-asian="12pt" style:font-size-complex="12pt" style:language-asian="de" style:country-asian="AT"/>
    </style:style>
    <style:style style:name="P612" style:parent-style-name="Standard" style:family="paragraph">
      <style:paragraph-properties style:vertical-align="baseline" fo:margin-bottom="0in" fo:line-height="100%"/>
    </style:style>
    <style:style style:name="T613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614" style:family="table-row">
      <style:table-row-properties style:min-row-height="0.2083in"/>
    </style:style>
    <style:style style:name="TableCell615" style:family="table-cell">
      <style:table-cell-properties fo:border="0.0104in solid #000000" style:writing-mode="lr-tb" fo:padding-top="0in" fo:padding-left="0in" fo:padding-bottom="0in" fo:padding-right="0in"/>
    </style:style>
    <style:style style:name="P616" style:parent-style-name="Standard" style:family="paragraph">
      <style:paragraph-properties style:vertical-align="baseline" fo:margin-bottom="0in" fo:line-height="100%"/>
    </style:style>
    <style:style style:name="T617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618" style:family="table-cell">
      <style:table-cell-properties fo:border="0.0104in solid #000000" style:writing-mode="lr-tb" fo:padding-top="0in" fo:padding-left="0in" fo:padding-bottom="0in" fo:padding-right="0in"/>
    </style:style>
    <style:style style:name="P619" style:parent-style-name="Standard" style:family="paragraph">
      <style:paragraph-properties style:vertical-align="baseline" fo:margin-bottom="0in" fo:line-height="100%"/>
    </style:style>
    <style:style style:name="T620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621" style:parent-style-name="Standard" style:family="paragraph">
      <style:paragraph-properties style:vertical-align="baseline" fo:margin-bottom="0in" fo:line-height="100%"/>
    </style:style>
    <style:style style:name="T622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623" style:family="table-row">
      <style:table-row-properties style:min-row-height="0.2083in"/>
    </style:style>
    <style:style style:name="TableCell624" style:family="table-cell">
      <style:table-cell-properties fo:border="0.0104in solid #000000" style:writing-mode="lr-tb" fo:padding-top="0in" fo:padding-left="0in" fo:padding-bottom="0in" fo:padding-right="0in"/>
    </style:style>
    <style:style style:name="P625" style:parent-style-name="Standard" style:family="paragraph">
      <style:paragraph-properties style:vertical-align="baseline" fo:margin-bottom="0in" fo:line-height="100%"/>
    </style:style>
    <style:style style:name="T626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627" style:family="table-cell">
      <style:table-cell-properties fo:border="0.0104in solid #000000" style:writing-mode="lr-tb" fo:padding-top="0in" fo:padding-left="0in" fo:padding-bottom="0in" fo:padding-right="0in"/>
    </style:style>
    <style:style style:name="P628" style:parent-style-name="Standard" style:family="paragraph">
      <style:paragraph-properties style:vertical-align="baseline" fo:margin-bottom="0in" fo:line-height="100%"/>
    </style:style>
    <style:style style:name="T629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630" style:parent-style-name="Standard" style:family="paragraph">
      <style:paragraph-properties style:vertical-align="baseline" fo:margin-bottom="0in" fo:line-height="100%"/>
    </style:style>
    <style:style style:name="T631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632" style:parent-style-name="Standard" style:family="paragraph">
      <style:paragraph-properties style:vertical-align="baseline" fo:margin-bottom="0in" fo:line-height="100%"/>
    </style:style>
    <style:style style:name="T633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634" style:family="table-row">
      <style:table-row-properties style:min-row-height="0.8125in"/>
    </style:style>
    <style:style style:name="TableCell635" style:family="table-cell">
      <style:table-cell-properties fo:border="0.0104in solid #000000" style:writing-mode="lr-tb" fo:padding-top="0in" fo:padding-left="0in" fo:padding-bottom="0in" fo:padding-right="0in"/>
    </style:style>
    <style:style style:name="P636" style:parent-style-name="Standard" style:family="paragraph">
      <style:paragraph-properties style:vertical-align="baseline" fo:margin-bottom="0in" fo:line-height="100%"/>
    </style:style>
    <style:style style:name="T637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638" style:family="table-cell">
      <style:table-cell-properties fo:border="0.0104in solid #000000" style:writing-mode="lr-tb" fo:padding-top="0in" fo:padding-left="0in" fo:padding-bottom="0in" fo:padding-right="0in"/>
    </style:style>
    <style:style style:name="P639" style:parent-style-name="Standard" style:family="paragraph">
      <style:paragraph-properties style:vertical-align="baseline" fo:margin-bottom="0in" fo:line-height="100%"/>
    </style:style>
    <style:style style:name="T640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641" style:parent-style-name="Standard" style:family="paragraph">
      <style:paragraph-properties style:vertical-align="baseline" fo:margin-bottom="0in" fo:line-height="100%"/>
    </style:style>
    <style:style style:name="T642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643" style:parent-style-name="Standard" style:family="paragraph">
      <style:paragraph-properties style:vertical-align="baseline" fo:margin-bottom="0in" fo:line-height="100%"/>
    </style:style>
    <style:style style:name="T644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645" style:parent-style-name="Standard" style:family="paragraph">
      <style:paragraph-properties style:vertical-align="baseline" fo:margin-bottom="0in" fo:line-height="100%"/>
    </style:style>
    <style:style style:name="T646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P647" style:parent-style-name="Standard" style:family="paragraph">
      <style:paragraph-properties style:vertical-align="baseline" fo:margin-bottom="0in" fo:line-height="100%"/>
    </style:style>
    <style:style style:name="T648" style:parent-style-name="Absatz-Standardschriftar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de" style:country-asian="AT"/>
    </style:style>
    <style:style style:name="TableRow649" style:family="table-row">
      <style:table-row-properties style:min-row-height="0.2395in"/>
    </style:style>
    <style:style style:name="TableCell650" style:family="table-cell">
      <style:table-cell-properties fo:border="0.0104in solid #000000" style:writing-mode="lr-tb" fo:padding-top="0in" fo:padding-left="0in" fo:padding-bottom="0in" fo:padding-right="0in"/>
    </style:style>
    <style:style style:name="P651" style:parent-style-name="Standard" style:family="paragraph">
      <style:paragraph-properties style:vertical-align="baseline" fo:margin-bottom="0in" fo:line-height="100%"/>
    </style:style>
    <style:style style:name="T65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language="de" fo:country="DE" style:language-asian="de" style:country-asian="AT"/>
    </style:style>
    <style:style style:name="T653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P654" style:parent-style-name="Standard" style:family="paragraph">
      <style:paragraph-properties style:vertical-align="baseline" fo:margin-bottom="0in" fo:line-height="100%"/>
    </style:style>
    <style:style style:name="T655" style:parent-style-name="Absatz-Standardschriftart" style:family="text">
      <style:text-properties style:font-name="Arial" style:font-name-asian="Times New Roman" style:font-name-complex="Arial" fo:color="#000000" style:letter-kerning="false" style:language-asian="de" style:country-asian="AT"/>
    </style:style>
    <style:style style:name="TableCell656" style:family="table-cell">
      <style:table-cell-properties fo:border="0.0104in solid #000000" style:writing-mode="lr-tb" fo:padding-top="0in" fo:padding-left="0in" fo:padding-bottom="0in" fo:padding-right="0in"/>
    </style:style>
    <style:style style:name="P657" style:parent-style-name="Standard" style:family="paragraph">
      <style:paragraph-properties style:vertical-align="baseline" fo:margin-bottom="0in" fo:line-height="100%"/>
    </style:style>
    <style:style style:name="T658" style:parent-style-name="Absatz-Standardschriftart" style:family="text">
      <style:text-properties style:font-name="Calibri" style:font-name-asian="Times New Roman" style:font-name-complex="Calibri" style:letter-kerning="false" fo:language="de" fo:country="DE" style:language-asian="de" style:country-asian="AT"/>
    </style:style>
    <style:style style:name="T659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P660" style:parent-style-name="Standard" style:family="paragraph">
      <style:paragraph-properties style:vertical-align="baseline" fo:margin-bottom="0in" fo:line-height="100%"/>
    </style:style>
    <style:style style:name="T661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TableRow662" style:family="table-row">
      <style:table-row-properties style:min-row-height="0.2083in"/>
    </style:style>
    <style:style style:name="TableCell663" style:family="table-cell">
      <style:table-cell-properties fo:border="0.0104in solid #000000" style:writing-mode="lr-tb" fo:padding-top="0in" fo:padding-left="0in" fo:padding-bottom="0in" fo:padding-right="0in"/>
    </style:style>
    <style:style style:name="P664" style:parent-style-name="Standard" style:family="paragraph">
      <style:paragraph-properties style:vertical-align="baseline" fo:margin-bottom="0in" fo:line-height="100%"/>
    </style:style>
    <style:style style:name="T66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language="de" fo:country="DE" style:language-asian="de" style:country-asian="AT"/>
    </style:style>
    <style:style style:name="T666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TableCell667" style:family="table-cell">
      <style:table-cell-properties fo:border="0.0104in solid #000000" style:writing-mode="lr-tb" fo:padding-top="0in" fo:padding-left="0in" fo:padding-bottom="0in" fo:padding-right="0in"/>
    </style:style>
    <style:style style:name="P668" style:parent-style-name="Standard" style:family="paragraph">
      <style:paragraph-properties style:vertical-align="baseline" fo:margin-bottom="0in" fo:line-height="100%"/>
    </style:style>
    <style:style style:name="T669" style:parent-style-name="Absatz-Standardschriftart" style:family="text">
      <style:text-properties style:font-name="Calibri" style:font-name-asian="Times New Roman" style:font-name-complex="Calibri" style:letter-kerning="false" fo:language="de" fo:country="DE" style:language-asian="de" style:country-asian="AT"/>
    </style:style>
    <style:style style:name="T670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P671" style:parent-style-name="Standard" style:family="paragraph">
      <style:paragraph-properties style:vertical-align="baseline" fo:margin-bottom="0in" fo:line-height="100%"/>
    </style:style>
    <style:style style:name="T672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P673" style:parent-style-name="Standard" style:family="paragraph">
      <style:paragraph-properties style:vertical-align="baseline" fo:margin-bottom="0in" fo:line-height="100%"/>
    </style:style>
    <style:style style:name="T674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P675" style:parent-style-name="Standard" style:family="paragraph">
      <style:paragraph-properties style:vertical-align="baseline" fo:margin-bottom="0in" fo:line-height="100%"/>
    </style:style>
    <style:style style:name="T676" style:parent-style-name="Absatz-Standardschriftart" style:family="text">
      <style:text-properties style:font-name="Calibri" style:font-name-asian="Times New Roman" style:font-name-complex="Calibri" style:letter-kerning="false" fo:language="de" fo:country="DE" style:language-asian="de" style:country-asian="AT"/>
    </style:style>
    <style:style style:name="T677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AT"/>
    </style:style>
    <style:style style:name="TableColumn679" style:family="table-column">
      <style:table-column-properties style:column-width="1.4736in"/>
    </style:style>
    <style:style style:name="TableColumn680" style:family="table-column">
      <style:table-column-properties style:column-width="4.8194in"/>
    </style:style>
    <style:style style:name="Table678" style:family="table">
      <style:table-properties style:width="6.293in" fo:margin-left="0in" table:align="left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margin-bottom="0in" fo:line-height="100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margin-bottom="0in" fo:line-height="100%"/>
    </style:style>
    <style:style style:name="TableRow691" style:family="table-row">
      <style:table-row-properties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margin-bottom="0in" fo:line-height="100%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margin-bottom="0in" fo:line-height="100%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Standard" style:family="paragraph">
      <style:paragraph-properties fo:margin-bottom="0in" fo:line-height="100%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Standard" style:family="paragraph">
      <style:paragraph-properties fo:margin-bottom="0in" fo:line-height="100%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margin-bottom="0in" fo:line-height="100%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margin-bottom="0in" fo:line-height="100%"/>
    </style:style>
    <style:style style:name="TableRow706" style:family="table-row">
      <style:table-row-properties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margin-bottom="0in" fo:line-height="100%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margin-bottom="0in" fo:line-height="100%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margin-bottom="0in" fo:line-height="100%"/>
    </style:style>
    <style:style style:name="P716" style:parent-style-name="Standard" style:family="paragraph">
      <style:paragraph-properties fo:margin-bottom="0in" fo:line-height="100%"/>
    </style:style>
    <style:style style:name="TableRow717" style:family="table-row">
      <style:table-row-properties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margin-bottom="0in" fo:line-height="100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margin-bottom="0in" fo:line-height="100%"/>
    </style:style>
    <style:style style:name="P722" style:parent-style-name="Standard" style:family="paragraph">
      <style:paragraph-properties fo:margin-bottom="0in" fo:line-height="100%"/>
    </style:style>
    <style:style style:name="P723" style:parent-style-name="Standard" style:family="paragraph">
      <style:paragraph-properties fo:margin-bottom="0in" fo:line-height="100%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margin-bottom="0in" fo:line-height="100%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margin-bottom="0in" fo:line-height="100%"/>
    </style:style>
    <style:style style:name="P729" style:parent-style-name="Standard" style:family="paragraph">
      <style:paragraph-properties fo:margin-bottom="0in" fo:line-height="100%"/>
    </style:style>
    <style:style style:name="P730" style:parent-style-name="Standard" style:family="paragraph">
      <style:paragraph-properties fo:margin-bottom="0in" fo:line-height="100%"/>
    </style:style>
    <style:style style:name="P731" style:parent-style-name="Standard" style:family="paragraph">
      <style:paragraph-properties fo:margin-bottom="0in" fo:line-height="100%"/>
    </style:style>
    <style:style style:name="P732" style:parent-style-name="Standard" style:family="paragraph">
      <style:paragraph-properties fo:margin-bottom="0in" fo:line-height="100%"/>
    </style:style>
    <style:style style:name="P733" style:parent-style-name="Standard" style:family="paragraph">
      <style:paragraph-properties fo:margin-bottom="0in" fo:line-height="100%"/>
    </style:style>
    <style:style style:name="P734" style:parent-style-name="Standard" style:family="paragraph">
      <style:paragraph-properties fo:margin-bottom="0in" fo:line-height="100%"/>
    </style:style>
    <style:style style:name="P735" style:parent-style-name="Standard" style:family="paragraph">
      <style:paragraph-properties fo:margin-bottom="0in" fo:line-height="100%"/>
    </style:style>
    <style:style style:name="P736" style:parent-style-name="Standard" style:family="paragraph">
      <style:paragraph-properties fo:margin-bottom="0in" fo:line-height="100%"/>
    </style:style>
    <style:style style:name="P737" style:parent-style-name="Standard" style:family="paragraph">
      <style:paragraph-properties fo:margin-bottom="0in" fo:line-height="100%"/>
    </style:style>
    <style:style style:name="P738" style:parent-style-name="Standard" style:family="paragraph">
      <style:paragraph-properties fo:margin-bottom="0in" fo:line-height="100%"/>
    </style:style>
    <style:style style:name="P739" style:parent-style-name="Standard" style:family="paragraph">
      <style:paragraph-properties fo:margin-bottom="0in" fo:line-height="100%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margin-bottom="0in" fo:line-height="100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margin-bottom="0in" fo:line-height="100%"/>
    </style:style>
    <style:style style:name="P745" style:parent-style-name="Standard" style:family="paragraph">
      <style:paragraph-properties fo:margin-bottom="0in" fo:line-height="100%"/>
    </style:style>
    <style:style style:name="TableRow746" style:family="table-row">
      <style:table-row-properties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margin-bottom="0in" fo:line-height="100%"/>
    </style:style>
    <style:style style:name="P751" style:parent-style-name="Standard" style:family="paragraph">
      <style:paragraph-properties fo:margin-bottom="0in" fo:line-height="100%"/>
    </style:style>
    <style:style style:name="P752" style:parent-style-name="Standard" style:family="paragraph">
      <style:paragraph-properties fo:margin-bottom="0in" fo:line-height="100%"/>
    </style:style>
    <style:style style:name="P753" style:parent-style-name="Standard" style:family="paragraph">
      <style:paragraph-properties fo:text-align="justify"/>
    </style:style>
    <style:style style:name="TableColumn755" style:family="table-column">
      <style:table-column-properties style:column-width="1.4736in"/>
    </style:style>
    <style:style style:name="TableColumn756" style:family="table-column">
      <style:table-column-properties style:column-width="4.8194in"/>
    </style:style>
    <style:style style:name="Table754" style:family="table">
      <style:table-properties style:width="6.293in" fo:margin-left="0in" table:align="left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762" style:family="table-row">
      <style:table-row-properties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margin-bottom="0in" fo:line-height="100%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margin-bottom="0in" fo:line-height="100%"/>
    </style:style>
    <style:style style:name="TableRow767" style:family="table-row">
      <style:table-row-properties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margin-bottom="0in" fo:line-height="100%"/>
    </style:style>
    <style:style style:name="TableRow772" style:family="table-row">
      <style:table-row-properties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margin-bottom="0in" fo:line-height="100%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margin-bottom="0in" fo:line-height="100%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margin-bottom="0in" fo:line-height="100%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margin-bottom="0in" fo:line-height="100%"/>
    </style:style>
    <style:style style:name="TableRow782" style:family="table-row">
      <style:table-row-properties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margin-bottom="0in" fo:line-height="100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margin-bottom="0in" fo:line-height="100%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margin-bottom="0in" fo:line-height="100%"/>
    </style:style>
    <style:style style:name="TableRow792" style:family="table-row">
      <style:table-row-properties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margin-bottom="0in" fo:line-height="100%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margin-bottom="0in" fo:line-height="100%"/>
    </style:style>
    <style:style style:name="TableRow797" style:family="table-row">
      <style:table-row-properties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margin-bottom="0in" fo:line-height="100%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margin-bottom="0in" fo:line-height="100%"/>
    </style:style>
    <style:style style:name="P802" style:parent-style-name="Standard" style:family="paragraph">
      <style:paragraph-properties fo:margin-bottom="0in" fo:line-height="100%"/>
    </style:style>
    <style:style style:name="P803" style:parent-style-name="Standard" style:family="paragraph">
      <style:paragraph-properties fo:margin-bottom="0in" fo:line-height="100%"/>
    </style:style>
    <style:style style:name="P804" style:parent-style-name="Standard" style:family="paragraph">
      <style:paragraph-properties fo:margin-bottom="0in" fo:line-height="100%"/>
    </style:style>
    <style:style style:name="P805" style:parent-style-name="Standard" style:family="paragraph">
      <style:paragraph-properties fo:margin-bottom="0in" fo:line-height="100%"/>
    </style:style>
    <style:style style:name="TableRow806" style:family="table-row">
      <style:table-row-properties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margin-bottom="0in" fo:line-height="100%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margin-bottom="0in" fo:line-height="100%"/>
    </style:style>
    <style:style style:name="P811" style:parent-style-name="Standard" style:family="paragraph">
      <style:paragraph-properties fo:margin-bottom="0in" fo:line-height="100%"/>
    </style:style>
    <style:style style:name="TableRow812" style:family="table-row">
      <style:table-row-properties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margin-bottom="0in" fo:line-height="100%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Standard" style:family="paragraph">
      <style:paragraph-properties fo:margin-bottom="0in" fo:line-height="100%"/>
    </style:style>
    <style:style style:name="P817" style:parent-style-name="Standard" style:family="paragraph">
      <style:paragraph-properties fo:margin-bottom="0in" fo:line-height="100%"/>
    </style:style>
    <style:style style:name="P818" style:parent-style-name="Standard" style:family="paragraph">
      <style:paragraph-properties fo:margin-bottom="0in" fo:line-height="100%"/>
    </style:style>
    <style:style style:name="P819" style:parent-style-name="Standard" style:family="paragraph">
      <style:paragraph-properties fo:margin-bottom="0in" fo:line-height="100%"/>
    </style:style>
    <style:style style:name="TableColumn821" style:family="table-column">
      <style:table-column-properties style:column-width="1.4736in"/>
    </style:style>
    <style:style style:name="TableColumn822" style:family="table-column">
      <style:table-column-properties style:column-width="4.8194in"/>
    </style:style>
    <style:style style:name="Table820" style:family="table">
      <style:table-properties style:width="6.293in" fo:margin-left="0in" table:align="left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margin-bottom="0in" fo:line-height="100%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margin-bottom="0in" fo:line-height="100%"/>
    </style:style>
    <style:style style:name="TableRow833" style:family="table-row">
      <style:table-row-properties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margin-bottom="0in" fo:line-height="100%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margin-bottom="0in" fo:line-height="100%"/>
    </style:style>
    <style:style style:name="TableRow838" style:family="table-row">
      <style:table-row-properties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margin-bottom="0in" fo:line-height="100%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margin-bottom="0in" fo:line-height="100%"/>
    </style:style>
    <style:style style:name="TableRow843" style:family="table-row">
      <style:table-row-properties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margin-bottom="0in" fo:line-height="100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margin-bottom="0in" fo:line-height="100%"/>
    </style:style>
    <style:style style:name="TableRow848" style:family="table-row">
      <style:table-row-properties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margin-bottom="0in" fo:line-height="100%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margin-bottom="0in" fo:line-height="100%"/>
    </style:style>
    <style:style style:name="TableRow853" style:family="table-row">
      <style:table-row-properties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Standard" style:family="paragraph">
      <style:paragraph-properties fo:margin-bottom="0in" fo:line-height="100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margin-bottom="0in" fo:line-height="100%"/>
    </style:style>
    <style:style style:name="TableRow858" style:family="table-row">
      <style:table-row-properties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margin-bottom="0in" fo:line-height="100%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rd" style:family="paragraph">
      <style:paragraph-properties fo:margin-bottom="0in" fo:line-height="100%"/>
    </style:style>
    <style:style style:name="TableRow863" style:family="table-row">
      <style:table-row-properties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margin-bottom="0in" fo:line-height="100%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margin-bottom="0in" fo:line-height="100%"/>
    </style:style>
    <style:style style:name="TableRow868" style:family="table-row">
      <style:table-row-properties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margin-bottom="0in" fo:line-height="100%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margin-bottom="0in" fo:line-height="100%"/>
    </style:style>
    <style:style style:name="TableRow873" style:family="table-row">
      <style:table-row-properties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margin-bottom="0in" fo:line-height="100%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margin-bottom="0in" fo:line-height="100%"/>
    </style:style>
    <style:style style:name="TableColumn879" style:family="table-column">
      <style:table-column-properties style:column-width="1.4736in"/>
    </style:style>
    <style:style style:name="TableColumn880" style:family="table-column">
      <style:table-column-properties style:column-width="4.8194in"/>
    </style:style>
    <style:style style:name="Table878" style:family="table">
      <style:table-properties style:width="6.293in" fo:margin-left="0in" table:align="left"/>
    </style:style>
    <style:style style:name="TableRow881" style:family="table-row">
      <style:table-row-properties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margin-bottom="0in" fo:line-height="100%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rd" style:family="paragraph">
      <style:paragraph-properties fo:margin-bottom="0in" fo:line-height="100%"/>
    </style:style>
    <style:style style:name="TableRow886" style:family="table-row">
      <style:table-row-properties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margin-bottom="0in" fo:line-height="100%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margin-bottom="0in" fo:line-height="100%"/>
    </style:style>
    <style:style style:name="TableRow891" style:family="table-row">
      <style:table-row-properties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margin-bottom="0in" fo:line-height="100%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margin-bottom="0in" fo:line-height="100%"/>
    </style:style>
    <style:style style:name="TableRow896" style:family="table-row">
      <style:table-row-properties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margin-bottom="0in" fo:line-height="100%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margin-bottom="0in" fo:line-height="100%"/>
    </style:style>
    <style:style style:name="TableRow901" style:family="table-row">
      <style:table-row-properties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margin-bottom="0in" fo:line-height="100%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margin-bottom="0in" fo:line-height="100%"/>
    </style:style>
    <style:style style:name="TableRow906" style:family="table-row">
      <style:table-row-properties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margin-bottom="0in" fo:line-height="100%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margin-bottom="0in" fo:line-height="100%"/>
    </style:style>
    <style:style style:name="TableRow911" style:family="table-row">
      <style:table-row-properties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margin-bottom="0in" fo:line-height="100%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margin-bottom="0in" fo:line-height="100%"/>
    </style:style>
    <style:style style:name="TableRow916" style:family="table-row">
      <style:table-row-properties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margin-bottom="0in" fo:line-height="100%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margin-bottom="0in" fo:line-height="100%"/>
    </style:style>
    <style:style style:name="TableRow921" style:family="table-row">
      <style:table-row-properties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margin-bottom="0in" fo:line-height="100%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margin-bottom="0in" fo:line-height="100%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margin-bottom="0in" fo:line-height="100%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margin-bottom="0in" fo:line-height="100%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margin-bottom="0in" fo:line-height="100%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margin-bottom="0in" fo:line-height="100%"/>
    </style:style>
    <style:style style:name="TableColumn937" style:family="table-column">
      <style:table-column-properties style:column-width="1.4736in"/>
    </style:style>
    <style:style style:name="TableColumn938" style:family="table-column">
      <style:table-column-properties style:column-width="4.8194in"/>
    </style:style>
    <style:style style:name="Table936" style:family="table">
      <style:table-properties style:width="6.293in" fo:margin-left="0in" table:align="left"/>
    </style:style>
    <style:style style:name="TableRow939" style:family="table-row">
      <style:table-row-properties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margin-bottom="0in" fo:line-height="100%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margin-bottom="0in" fo:line-height="100%"/>
    </style:style>
    <style:style style:name="TableRow944" style:family="table-row">
      <style:table-row-properties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margin-bottom="0in" fo:line-height="100%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margin-bottom="0in" fo:line-height="100%"/>
    </style:style>
    <style:style style:name="TableRow949" style:family="table-row">
      <style:table-row-properties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margin-bottom="0in" fo:line-height="100%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margin-bottom="0in" fo:line-height="100%"/>
    </style:style>
    <style:style style:name="TableRow954" style:family="table-row">
      <style:table-row-properties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margin-bottom="0in" fo:line-height="100%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margin-bottom="0in" fo:line-height="100%"/>
    </style:style>
    <style:style style:name="TableRow959" style:family="table-row">
      <style:table-row-properties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margin-bottom="0in" fo:line-height="100%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margin-bottom="0in" fo:line-height="100%"/>
    </style:style>
    <style:style style:name="TableRow964" style:family="table-row">
      <style:table-row-properties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margin-bottom="0in" fo:line-height="100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margin-bottom="0in" fo:line-height="100%"/>
    </style:style>
    <style:style style:name="TableRow969" style:family="table-row">
      <style:table-row-properties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margin-bottom="0in" fo:line-height="100%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margin-bottom="0in" fo:line-height="100%"/>
    </style:style>
    <style:style style:name="TableRow974" style:family="table-row">
      <style:table-row-properties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margin-bottom="0in" fo:line-height="100%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margin-bottom="0in" fo:line-height="100%"/>
    </style:style>
    <style:style style:name="TableRow979" style:family="table-row">
      <style:table-row-properties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margin-bottom="0in" fo:line-height="100%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margin-bottom="0in" fo:line-height="100%"/>
    </style:style>
    <style:style style:name="TableRow984" style:family="table-row">
      <style:table-row-properties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margin-bottom="0in" fo:line-height="100%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margin-bottom="0in" fo:line-height="100%"/>
    </style:style>
    <style:style style:name="TableRow989" style:family="table-row">
      <style:table-row-properties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margin-bottom="0in" fo:line-height="100%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7">Use Case 1.1:</text:span><text:span text:style-name="T8"><text:s/>Terminvereinbarung über die Webapplikation</text:span><text:span text:style-name="T9"> </text:span></text:p>
          </table:table-cell>
          <table:covered-table-cell/>
        </table:table-row>
        <table:table-row table:style-name="TableRow10">
          <table:table-cell table:style-name="TableCell11">
            <text:p text:style-name="P12"><text:span text:style-name="T13">Name  </text:span></text:p>
          </table:table-cell>
          <table:table-cell table:style-name="TableCell14">
            <text:p text:style-name="P15"><text:span text:style-name="T16">Terminvereinbarung über Webapplikation </text:span></text:p>
          </table:table-cell>
        </table:table-row>
        <table:table-row table:style-name="TableRow17">
          <table:table-cell table:style-name="TableCell18">
            <text:p text:style-name="P19"><text:span text:style-name="T20">Kurzbeschreibung  </text:span></text:p>
          </table:table-cell>
          <table:table-cell table:style-name="TableCell21">
            <text:p text:style-name="P22"><text:span text:style-name="T23">Der Kunde kann einen Termin über die Webapplikation vereinbaren. </text:span></text:p>
          </table:table-cell>
        </table:table-row>
        <table:table-row table:style-name="TableRow24">
          <table:table-cell table:style-name="TableCell25">
            <text:p text:style-name="P26"><text:span text:style-name="T27">Akteure  </text:span></text:p>
          </table:table-cell>
          <table:table-cell table:style-name="TableCell28">
            <text:p text:style-name="P29"><text:span text:style-name="T30">Kunde, Beauty-Salon, Mitarbeiter  </text:span></text:p>
          </table:table-cell>
        </table:table-row>
        <table:table-row table:style-name="TableRow31">
          <table:table-cell table:style-name="TableCell32">
            <text:p text:style-name="P33"><text:span text:style-name="T34">Auslöser  </text:span></text:p>
          </table:table-cell>
          <table:table-cell table:style-name="TableCell35">
            <text:p text:style-name="P36"><text:span text:style-name="T37">Der Kunde möchte einen Termin vereinbaren. </text:span></text:p>
          </table:table-cell>
        </table:table-row>
        <table:table-row table:style-name="TableRow38">
          <table:table-cell table:style-name="TableCell39">
            <text:p text:style-name="P40"><text:span text:style-name="T41">Ergebnis(se)  </text:span></text:p>
          </table:table-cell>
          <table:table-cell table:style-name="TableCell42">
            <text:p text:style-name="P43"><text:span text:style-name="T44">Terminbestätigung wird an den Kunden gesendet, der Termin wird im System gespeichert. </text:span></text:p>
          </table:table-cell>
        </table:table-row>
        <table:table-row table:style-name="TableRow45">
          <table:table-cell table:style-name="TableCell46">
            <text:p text:style-name="P47"><text:span text:style-name="T48">Vorbedingungen  </text:span></text:p>
          </table:table-cell>
          <table:table-cell table:style-name="TableCell49">
            <text:p text:style-name="P50"><text:span text:style-name="T51">Der Kunde hat sich in der Salon-Webapplikation angemeldet. </text:span></text:p>
          </table:table-cell>
        </table:table-row>
        <table:table-row table:style-name="TableRow52">
          <table:table-cell table:style-name="TableCell53">
            <text:p text:style-name="P54"><text:span text:style-name="T55">Eingehende Daten  </text:span></text:p>
          </table:table-cell>
          <table:table-cell table:style-name="TableCell56">
            <text:p text:style-name="P57"><text:span text:style-name="T58">Gewünschtes Datum und Uhrzeit für den Termin. </text:span></text:p>
          </table:table-cell>
        </table:table-row>
        <table:table-row table:style-name="TableRow59">
          <table:table-cell table:style-name="TableCell60">
            <text:p text:style-name="P61"><text:span text:style-name="T62">Ablaufbeschreibung  </text:span></text:p>
          </table:table-cell>
          <table:table-cell table:style-name="TableCell63">
            <text:p text:style-name="P64"><text:span text:style-name="T65">1. Der Kunde öffnet die Salon-Webapplikation.  </text:span></text:p>
            <text:p text:style-name="P66"><text:span text:style-name="T67"> 2. Der Kunde wählt das gewünschte Datum und die Uhrzeit aus. </text:span></text:p>
            <text:p text:style-name="P68"><text:span text:style-name="T69"> 3. Der Kunde bestätigt die Terminvereinbarung.  </text:span></text:p>
            <text:p text:style-name="P70"><text:span text:style-name="T71"> 4. Das System sendet eine Bestätigung an den Kunden  </text:span></text:p>
          </table:table-cell>
        </table:table-row>
        <table:table-row table:style-name="TableRow72">
          <table:table-cell table:style-name="TableCell73">
            <text:p text:style-name="P74"><text:span text:style-name="T75">Fehlerverhalten  </text:span></text:p>
          </table:table-cell>
          <table:table-cell table:style-name="TableCell76">
            <text:p text:style-name="P77"><text:span text:style-name="T78">Wenn das Datum oder die Uhrzeit nicht verfügbar ist, wird dem Kunden eine Fehlermeldung angezeigt. </text:span></text:p>
          </table:table-cell>
        </table:table-row>
        <table:table-row table:style-name="TableRow79">
          <table:table-cell table:style-name="TableCell80">
            <text:p text:style-name="P81"><text:span text:style-name="T82">Variationen  </text:span></text:p>
          </table:table-cell>
          <table:table-cell table:style-name="TableCell83">
            <text:p text:style-name="P84"><text:span text:style-name="T85">Keine vorhanden </text:span></text:p>
          </table:table-cell>
        </table:table-row>
      </table:table>
      <text:p text:style-name="Standard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Use Case 1.2<text:s/></text:p>
          </table:table-cell>
          <table:table-cell table:style-name="TableCell92">
            <text:p text:style-name="P93">Interaktion mit Saloninhalten über die Webapplikation</text:p>
          </table:table-cell>
        </table:table-row>
        <table:table-row table:style-name="TableRow94">
          <table:table-cell table:style-name="TableCell95">
            <text:p text:style-name="P96">Name</text:p>
          </table:table-cell>
          <table:table-cell table:style-name="TableCell97">
            <text:p text:style-name="P98">Interaktion mit Saloninhalten über die Webapplikation</text:p>
          </table:table-cell>
        </table:table-row>
        <table:table-row table:style-name="TableRow99">
          <table:table-cell table:style-name="TableCell100">
            <text:p text:style-name="P101">Kurzbezeichnung</text:p>
          </table:table-cell>
          <table:table-cell table:style-name="TableCell102">
            <text:p text:style-name="P103">Der Kunde kann über die Salon-Webapplikation verschiedene Inhalte und Informationen des Beauty-Salons anzeigen und interagieren, einschließlich der Anzeige von Angeboten, Vorher-Nachher-Bildern von Behandlungen und der Verbindung zum Instagram-Profil des Salons.</text:p>
          </table:table-cell>
        </table:table-row>
        <table:table-row table:style-name="TableRow104">
          <table:table-cell table:style-name="TableCell105">
            <text:p text:style-name="P106">Akteure</text:p>
          </table:table-cell>
          <table:table-cell table:style-name="TableCell107">
            <text:p text:style-name="P108">Kunde , Salon-Webapplikation , Instagram</text:p>
          </table:table-cell>
        </table:table-row>
        <table:table-row table:style-name="TableRow109">
          <table:table-cell table:style-name="TableCell110">
            <text:p text:style-name="P111">Auslöser</text:p>
          </table:table-cell>
          <table:table-cell table:style-name="TableCell112">
            <text:p text:style-name="P113">Der Kunde möchte auf verschiedene Saloninhalte und -informationen zugreifen, darunter Angebote, Vorher-Nachher-Bilder und das Instagram-Profil des Beauty-Salons.</text:p>
          </table:table-cell>
        </table:table-row>
        <table:table-row table:style-name="TableRow114">
          <table:table-cell table:style-name="TableCell115">
            <text:p text:style-name="P116">Ergebnis(se)</text:p>
          </table:table-cell>
          <table:table-cell table:style-name="TableCell117">
            <text:p text:style-name="P118">Der Kunde kann auf Angebote des Salons zugreifen, Vorher-Nachher-Bilder von Behandlungen anzeigen und sich direkt mit dem Instagram-Profil des Salons verbinden, um die neuesten Updates und Angebote zu sehen.</text:p>
          </table:table-cell>
        </table:table-row>
        <table:table-row table:style-name="TableRow119">
          <table:table-cell table:style-name="TableCell120">
            <text:p text:style-name="P121">Vorbedingungen</text:p>
          </table:table-cell>
          <table:table-cell table:style-name="TableCell122">
            <text:p text:style-name="P123">Der Kunde hat sich in der Webapplikation angemeldet, und der Beauty-Salon hat ein aktives Instagram-Profil.</text:p>
          </table:table-cell>
        </table:table-row>
        <table:table-row table:style-name="TableRow124">
          <table:table-cell table:style-name="TableCell125">
            <text:p text:style-name="P126">Eingehende Daten</text:p>
          </table:table-cell>
          <table:table-cell table:style-name="TableCell127">
            <text:p text:style-name="P128">Nicht vorhanden</text:p>
          </table:table-cell>
        </table:table-row>
        <table:table-row table:style-name="TableRow129">
          <table:table-cell table:style-name="TableCell130">
            <text:p text:style-name="P131">Ablaufbeschreibung</text:p>
          </table:table-cell>
          <table:table-cell table:style-name="TableCell132">
            <text:list text:style-name="LFO3" text:continue-numbering="true">
              <text:list-item>
                <text:p text:style-name="P133">Der Kunde öffnet die Salon-Webapplikation.</text:p>
              </text:list-item>
            </text:list>
            <text:p text:style-name="P134"/>
            <text:list text:style-name="LFO3" text:continue-numbering="true">
              <text:list-item>
                <text:p text:style-name="P135">Der Kunde kann auswählen, welche der folgenden Optionen er nutzen möchte:</text:p>
              </text:list-item>
              <text:list-item>
                <text:p text:style-name="P136">"Angebote anzeigen" im Hauptmenü, um die aktuellen Angebote anzuzeigen.</text:p>
              </text:list-item>
              <text:list-item>
                <text:p text:style-name="P137">"Vorher-Nachher-Bilder" im Hauptmenü, um eine Galerie von Behandlungsbildern zu sehen.</text:p>
              </text:list-item>
              <text:list-item>
                <text:p text:style-name="P138">"Verbindung zu Instagram" im Hauptmenü, um das offizielle Instagram-Profil des Beauty-Salons anzuzeigen.</text:p>
              </text:list-item>
            </text:list>
            <text:p text:style-name="P139"/>
            <text:list text:style-name="LFO3" text:continue-numbering="true">
              <text:list-item>
                <text:p text:style-name="P140">Je nach ausgewählter Option zeigt das System entweder die Angebote des Salons, eine Galerie von Vorher-Nachher-Bildern oder öffnet das Instagram-Profil des Salons in der Instagram-Webapplikation oder im Browser.</text:p>
              </text:list-item>
            </text:list>
          </table:table-cell>
        </table:table-row>
        <table:table-row table:style-name="TableRow141">
          <table:table-cell table:style-name="TableCell142">
            <text:p text:style-name="P143">Fehlerverhalten</text:p>
          </table:table-cell>
          <table:table-cell table:style-name="TableCell144">
            <text:list text:style-name="LFO2" text:continue-numbering="true">
              <text:list-item>
                <text:p text:style-name="P145">Wenn keine Angebote verfügbar sind, werden dem Kunden keine Angebote angezeigt.</text:p>
              </text:list-item>
              <text:list-item>
                <text:p text:style-name="P146">Wenn keine Vorher-Nachher-Bilder verfügbar sind oder ein Fehler beim Laden der Bilder auftritt, wird dem Kunden keine Galerie angezeigt.</text:p>
              </text:list-item>
              <text:list-item>
                <text:p text:style-name="P147">Wenn keine Verbindung zum Instagram-Profil hergestellt werden kann, wird dem Kunden keine Verbindung zu Instagram angezeigt.</text:p>
              </text:list-item>
            </text:list>
          </table:table-cell>
        </table:table-row>
        <table:table-row table:style-name="TableRow148">
          <table:table-cell table:style-name="TableCell149">
            <text:p text:style-name="P150">Variationen</text:p>
          </table:table-cell>
          <table:table-cell table:style-name="TableCell151">
            <text:p text:style-name="P152">Kunden haben die Möglichkeit, Beiträge aus dem Instagram-Profil des Salons direkt von der Webapplikation aus zu liken, zu kommentieren oder zu teilen.</text:p>
          </table:table-cell>
        </table:table-row>
      </table:table>
      <text:p text:style-name="Standard"/>
      <text:p text:style-name="Standard"/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Use Case 1.3</text:p>
          </table:table-cell>
          <table:table-cell table:style-name="TableCell159">
            <text:p text:style-name="P160">Produkte Bestellen</text:p>
          </table:table-cell>
        </table:table-row>
        <table:table-row table:style-name="TableRow161">
          <table:table-cell table:style-name="TableCell162">
            <text:p text:style-name="P163">Name</text:p>
          </table:table-cell>
          <table:table-cell table:style-name="TableCell164">
            <text:p text:style-name="P165">Produkte bestellen über die<text:s/>Onlineplattform</text:p>
          </table:table-cell>
        </table:table-row>
        <table:table-row table:style-name="TableRow166">
          <table:table-cell table:style-name="TableCell167">
            <text:p text:style-name="P168">Kurzbezeichnung</text:p>
          </table:table-cell>
          <table:table-cell table:style-name="TableCell169">
            <text:p text:style-name="P170">Der Kunde kann über die Online-Plattform Produkte aus einem<text:s/>Sortiment auswählen und bestellen.</text:p>
          </table:table-cell>
        </table:table-row>
        <table:table-row table:style-name="TableRow171">
          <table:table-cell table:style-name="TableCell172">
            <text:p text:style-name="P173">Akteure</text:p>
          </table:table-cell>
          <table:table-cell table:style-name="TableCell174">
            <text:p text:style-name="P175">Kunde, Online-Plattform, Lagerbestandsverwaltungssystem, Zahlungsabwicklungsdienst</text:p>
          </table:table-cell>
        </table:table-row>
        <table:table-row table:style-name="TableRow176">
          <table:table-cell table:style-name="TableCell177">
            <text:p text:style-name="P178">Auslöser</text:p>
          </table:table-cell>
          <table:table-cell table:style-name="TableCell179">
            <text:p text:style-name="P180">Der Kunde möchte Produkte aus dem Sortiment des Unternehmens bestellen.</text:p>
          </table:table-cell>
        </table:table-row>
        <table:table-row table:style-name="TableRow181">
          <table:table-cell table:style-name="TableCell182">
            <text:p text:style-name="P183">Ergebnis(se)</text:p>
          </table:table-cell>
          <table:table-cell table:style-name="TableCell184">
            <text:p text:style-name="P185">Der Kunde kann seine Bestellung aufgeben, und das Lagerbestandsverwaltungssystem wird aktualisiert. Die Zahlung wird über den Zahlungsabwicklungsdienst abgewickelt.</text:p>
          </table:table-cell>
        </table:table-row>
        <table:table-row table:style-name="TableRow186">
          <table:table-cell table:style-name="TableCell187">
            <text:p text:style-name="P188">Vorbedingungen</text:p>
          </table:table-cell>
          <table:table-cell table:style-name="TableCell189">
            <text:p text:style-name="P190">Der Kunde hat ein registriertes Konto auf der Online-Plattform.</text:p>
            <text:p text:style-name="P191">Der Kunde hat sich angemeldet.</text:p>
          </table:table-cell>
        </table:table-row>
        <table:table-row table:style-name="TableRow192">
          <table:table-cell table:style-name="TableCell193">
            <text:p text:style-name="P194">Eingehende Daten</text:p>
          </table:table-cell>
          <table:table-cell table:style-name="TableCell195">
            <text:p text:style-name="P196">Kundeninformationen (zur Zustellung der Produkte)</text:p>
            <text:p text:style-name="P197">Produktkatalog (mit Preisen, Beschreibungen und Verfügbarkeit)</text:p>
            <text:p text:style-name="P198">Zahlungsinformationen des Kunden</text:p>
          </table:table-cell>
        </table:table-row>
        <table:table-row table:style-name="TableRow199">
          <table:table-cell table:style-name="TableCell200">
            <text:p text:style-name="P201">Ablaufbeschreibung</text:p>
          </table:table-cell>
          <table:table-cell table:style-name="TableCell202">
            <text:p text:style-name="P203">Der Kunde meldet sich auf der Online-Plattform an.</text:p>
            <text:p text:style-name="P204"/>
            <text:p text:style-name="P205">Der Kunde navigiert durch den Produktkatalog, um gewünschte Produkte auszuwählen und in den Warenkorb zu legen.</text:p>
            <text:p text:style-name="P206"/>
            <text:p text:style-name="P207">Der Kunde öffnet den Warenkorb, überprüft die ausgewählten Produkte und passt gegebenenfalls die Anzahl an.</text:p>
            <text:p text:style-name="P208"/>
            <text:p text:style-name="P209">Der Kunde bestätigt die Bestellung und gibt seine Zustellungsdaten an.</text:p>
            <text:p text:style-name="P210"/>
            <text:p text:style-name="P211">Das System überprüft die Verfügbarkeit der Produkte im Lagerbestandsverwaltungssystem.</text:p>
            <text:p text:style-name="P212"/>
            <text:p text:style-name="P213">Wenn die Produkte verfügbar sind, wird die Bestellung an das Lagerbestandsverwaltungssystem übermittelt, und der Lagerbestand wird aktualisiert.</text:p>
            <text:p text:style-name="P214"/>
            <text:p text:style-name="P215">Das System leitet die Zahlung an den Zahlungsabwicklungsdienst weiter.</text:p>
            <text:p text:style-name="P216"/>
            <text:p text:style-name="P217">Nach erfolgreicher Zahlung erhält der Kunde eine Bestätigungs-E-Mail und die geschätzte Lieferzeit.</text:p>
          </table:table-cell>
        </table:table-row>
        <table:table-row table:style-name="TableRow218">
          <table:table-cell table:style-name="TableCell219">
            <text:p text:style-name="P220">Fehlerverhaltem</text:p>
          </table:table-cell>
          <table:table-cell table:style-name="TableCell221">
            <text:p text:style-name="P222">Wenn ein Produkt nicht auf Lager ist, wird der Kunde darüber informiert und kann das Produkt aus seiner Bestellung entfernen oder auf die Warteliste setzen.</text:p>
            <text:p text:style-name="P223">Bei fehlgeschlagener Zahlung erhält der Kunde eine Fehlermeldung und wird zur Überprüfung seiner Zahlungsinformationen aufgefordert.</text:p>
          </table:table-cell>
        </table:table-row>
        <table:table-row table:style-name="TableRow224">
          <table:table-cell table:style-name="TableCell225">
            <text:p text:style-name="P226">Variationen</text:p>
          </table:table-cell>
          <table:table-cell table:style-name="TableCell227">
            <text:p text:style-name="P228">Kunden haben die Möglichkeit, Produkte aus der Bestellhistorie erneut zu bestellen.</text:p>
            <text:p text:style-name="P229">Das System bietet die Option, Gutscheincodes oder Rabatte einzugeben.</text:p>
            <text:p text:style-name="P230">Kunden können Produkte in einer Wunschliste speichern und später bestellen.</text:p>
          </table:table-cell>
        </table:table-row>
      </table:table>
      <text:p text:style-name="Standard"/>
      <table:table table:style-name="Table231">
        <table:table-columns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USE CASE</text:p>
          </table:table-cell>
          <table:table-cell table:style-name="TableCell237">
            <text:p text:style-name="P238">1.4 <text:s/>Nutzeranmeldung und Zugriff auf die Salon-Webapplikation</text:p>
          </table:table-cell>
        </table:table-row>
        <table:table-row table:style-name="TableRow239">
          <table:table-cell table:style-name="TableCell240">
            <text:p text:style-name="P241">Name</text:p>
          </table:table-cell>
          <table:table-cell table:style-name="TableCell242">
            <text:p text:style-name="P243">Nutzeranmeldung und Zugriff auf die Salon-Webapplikation</text:p>
          </table:table-cell>
        </table:table-row>
        <table:table-row table:style-name="TableRow244">
          <table:table-cell table:style-name="TableCell245">
            <text:p text:style-name="P246">Kurzbezeichnung</text:p>
          </table:table-cell>
          <table:table-cell table:style-name="TableCell247">
            <text:p text:style-name="P248">Dieser Use Case beschreibt den Prozess, bei dem Nutzer, einschließlich Administratoren, Kunden und Mitarbeiter, sich in die Salon-Webapplikation anmelden, um auf die jeweiligen Funktionen und Dienstleistungen zuzugreifen.</text:p>
          </table:table-cell>
        </table:table-row>
        <table:table-row table:style-name="TableRow249">
          <table:table-cell table:style-name="TableCell250">
            <text:p text:style-name="P251">Akture</text:p>
          </table:table-cell>
          <table:table-cell table:style-name="TableCell252">
            <text:p text:style-name="P253">Administrator des Beauty-Salons, Kunde, Mitarbeiter, Salon-Webapplikation</text:p>
          </table:table-cell>
        </table:table-row>
        <table:table-row table:style-name="TableRow254">
          <table:table-cell table:style-name="TableCell255">
            <text:p text:style-name="P256">Auslöser</text:p>
          </table:table-cell>
          <table:table-cell table:style-name="TableCell257">
            <text:p text:style-name="P258">Die Nutzergruppen möchten auf die Funktionen und Dienstleistungen der Salon-Webapplikation zugreifen.</text:p>
          </table:table-cell>
        </table:table-row>
        <table:table-row table:style-name="TableRow259">
          <table:table-cell table:style-name="TableCell260">
            <text:p text:style-name="P261">Ergebnis(se)</text:p>
          </table:table-cell>
          <table:table-cell table:style-name="TableCell262">
            <text:p text:style-name="P263">Der Administrator hat erfolgreich Zugriff auf die Administrationsfunktionen.</text:p>
            <text:p text:style-name="P264">Der Kunde ist erfolgreich in der Beauty-Salon-Webapplikation angemeldet und kann auf die angebotenen Dienstleistungen, Termine und andere Funktionen der Webapplikation zugreifen.</text:p>
            <text:p text:style-name="P265">Der Mitarbeiter hat erfolgreich auf die Salon-Webapplikation zugegriffen.</text:p>
          </table:table-cell>
        </table:table-row>
        <table:table-row table:style-name="TableRow266">
          <table:table-cell table:style-name="TableCell267">
            <text:p text:style-name="P268">Vorbedingung</text:p>
          </table:table-cell>
          <table:table-cell table:style-name="TableCell269">
            <text:p text:style-name="P270">Die Webapplikation des Beauty-Salons ist korrekt eingerichtet und läuft.</text:p>
            <text:p text:style-name="P271">Die jeweiligen Nutzergruppen verfügen über gültige Anmeldeinformationen (Benutzername und Passwort).</text:p>
          </table:table-cell>
        </table:table-row>
        <table:table-row table:style-name="TableRow272">
          <table:table-cell table:style-name="TableCell273">
            <text:p text:style-name="P274">Eingehende Daten</text:p>
          </table:table-cell>
          <table:table-cell table:style-name="TableCell275">
            <text:p text:style-name="P276">Benutzername oder E-Mail-Adresse des Nutzers.</text:p>
            <text:p text:style-name="P277">Passwort des Nutzers.</text:p>
          </table:table-cell>
        </table:table-row>
        <table:table-row table:style-name="TableRow278">
          <table:table-cell table:style-name="TableCell279">
            <text:p text:style-name="P280">Ablaufbeschreibung</text:p>
          </table:table-cell>
          <table:table-cell table:style-name="TableCell281">
            <text:p text:style-name="P282">Der Nutzer öffnet die Salon-Webapplikation auf seinem Gerät.</text:p>
            <text:p text:style-name="P283"/>
            <text:p text:style-name="P284">Der Nutzer wählt die Schaltfläche "Anmelden" oder "Login".</text:p>
            <text:p text:style-name="P285"/>
            <text:p text:style-name="P286">Die Webapplikation fordert den Nutzer auf, seine Benutzerdaten einzugeben (Benutzername oder E-Mail-Adresse und Passwort).</text:p>
            <text:p text:style-name="P287"/>
            <text:p text:style-name="P288">Der Nutzer gibt seine Benutzerdaten ein.</text:p>
            <text:p text:style-name="P289"/>
            <text:p text:style-name="P290">Die Webapplikation überprüft die eingegebenen Daten auf ihre Richtigkeit und Validität.</text:p>
            <text:p text:style-name="P291"/>
            <text:p text:style-name="P292">Bei erfolgreicher Validierung der Daten wird der Nutzer in sein Konto eingeloggt, und die Hauptseite der Webapplikation wird angezeigt.</text:p>
            <text:p text:style-name="P293"/>
            <text:p text:style-name="P294">Der jeweilige Nutzer (Administrator, Kunde oder Mitarbeiter) kann nun auf die verschiedenen Funktionen und Dienstleistungen der Salon-Webapplikation zugreifen.</text:p>
          </table:table-cell>
        </table:table-row>
        <table:table-row table:style-name="TableRow295">
          <table:table-cell table:style-name="TableCell296">
            <text:p text:style-name="P297">Fehlerverhalten</text:p>
          </table:table-cell>
          <table:table-cell table:style-name="TableCell298">
            <text:p text:style-name="P299">Wenn die Anmeldedaten nicht korrekt sind, wird dem Nutzer eine Fehlermeldung angezeigt, und er kann erneut versuchen, sich anzumelden.</text:p>
          </table:table-cell>
        </table:table-row>
        <table:table-row table:style-name="TableRow300">
          <table:table-cell table:style-name="TableCell301">
            <text:p text:style-name="P302">Variationen</text:p>
          </table:table-cell>
          <table:table-cell table:style-name="TableCell303">
            <text:p text:style-name="P304">Administratoren haben Zugriff auf erweiterte Administrationsfunktionen, die es ihnen ermöglichen, Benutzerkonten zu verwalten und Inhalte der Webapplikation zu aktualisieren.</text:p>
            <text:p text:style-name="P305">Kunden können aus einer Liste von gespeicherten Favoritenprodukten oder -dienstleistungen wählen und direkt auf diese zugreifen.</text:p>
            <text:p text:style-name="P306">Mitarbeiter können ihre aktuellen Arbeitszeiten und Dienstpläne über die Webapplikation überprüfen und gegebenenfalls ändern.</text:p>
            <text:p text:style-name="P307">Die Möglichkeit für Kunden, sich über soziale Medien wie Facebook oder Google anzumelden, anstatt Benutzername und Passwort zu verwenden.</text:p>
            <text:p text:style-name="P308">Die Webapplikation merkt sich die Anmeldedaten, um den Nutzern das erneute Einloggen bei zukünftigen Sitzungen zu ersparen.</text:p>
          </table:table-cell>
        </table:table-row>
      </table:table>
      <text:p text:style-name="Standard"/>
      <text:p text:style-name="Standard"/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 table:number-columns-spanned="2">
            <text:p text:style-name="P314"><text:span text:style-name="T315">Use Case 1.</text:span><text:span text:style-name="T316">5</text:span><text:span text:style-name="T317"><text:s/>Mitarbeiterverwaltung </text:span><text:span text:style-name="T318"> </text:span></text:p>
          </table:table-cell>
          <table:covered-table-cell/>
        </table:table-row>
        <table:table-row table:style-name="TableRow319">
          <table:table-cell table:style-name="TableCell320">
            <text:p text:style-name="P321"><text:span text:style-name="T322">Name  </text:span></text:p>
          </table:table-cell>
          <table:table-cell table:style-name="TableCell323">
            <text:p text:style-name="P324"><text:span text:style-name="T325"> Mitarbeiterverwaltung </text:span></text:p>
          </table:table-cell>
        </table:table-row>
        <table:table-row table:style-name="TableRow326">
          <table:table-cell table:style-name="TableCell327">
            <text:p text:style-name="P328"><text:span text:style-name="T329">Kurzbeschreibung  </text:span></text:p>
          </table:table-cell>
          <table:table-cell table:style-name="TableCell330">
            <text:p text:style-name="P331"><text:span text:style-name="T332">Dieser Use-Case ermöglicht dem Salon-Manager, Mitarbeiterinformationen in der Beauty-Salon-Webapplikation zu verwalten . </text:span></text:p>
          </table:table-cell>
        </table:table-row>
        <table:table-row table:style-name="TableRow333">
          <table:table-cell table:style-name="TableCell334">
            <text:p text:style-name="P335"><text:span text:style-name="T336">Akteure  </text:span></text:p>
          </table:table-cell>
          <table:table-cell table:style-name="TableCell337">
            <text:p text:style-name="P338"><text:span text:style-name="T339"> Salon-Manager </text:span></text:p>
          </table:table-cell>
        </table:table-row>
        <table:table-row table:style-name="TableRow340">
          <table:table-cell table:style-name="TableCell341">
            <text:p text:style-name="P342"><text:span text:style-name="T343">Auslöser  </text:span></text:p>
          </table:table-cell>
          <table:table-cell table:style-name="TableCell344">
            <text:p text:style-name="P345"><text:span text:style-name="T346">Der Salon-Manager möchte neue Mitarbeiter hinzufügen, bestehende Mitarbeiter aktualisieren oder löschen oder allgemeine Informationen über Mitarbeiter abrufen. </text:span></text:p>
          </table:table-cell>
        </table:table-row>
        <table:table-row table:style-name="TableRow347">
          <table:table-cell table:style-name="TableCell348">
            <text:p text:style-name="P349"><text:span text:style-name="T350">Ergebnis(se)  </text:span></text:p>
          </table:table-cell>
          <table:table-cell table:style-name="TableCell351">
            <text:p text:style-name="P352"><text:span text:style-name="T353">Neue Mitarbeiter können hinzugefügt werden. </text:span></text:p>
            <text:p text:style-name="P354"><text:span text:style-name="T355">Informationen über bestehende Mitarbeiter können aktualisiert werden. </text:span></text:p>
            <text:p text:style-name="P356"><text:span text:style-name="T357">Mitarbeiter können aus dem System gelöscht werden. </text:span></text:p>
            <text:p text:style-name="P358"><text:span text:style-name="T359">Informationen über Mitarbeiter können abgerufen werden. </text:span></text:p>
          </table:table-cell>
        </table:table-row>
        <table:table-row table:style-name="TableRow360">
          <table:table-cell table:style-name="TableCell361">
            <text:p text:style-name="P362"><text:span text:style-name="T363">Vorbedingungen  </text:span></text:p>
          </table:table-cell>
          <table:table-cell table:style-name="TableCell364">
            <text:p text:style-name="P365"><text:span text:style-name="T366">Der Salon-Manager muss in der Beauty-Salon-Webapplikation angemeldet sein </text:span></text:p>
          </table:table-cell>
        </table:table-row>
        <table:table-row table:style-name="TableRow367">
          <table:table-cell table:style-name="TableCell368">
            <text:p text:style-name="P369"><text:span text:style-name="T370">Eingehende Daten  </text:span></text:p>
          </table:table-cell>
          <table:table-cell table:style-name="TableCell371">
            <text:p text:style-name="P372"><text:span text:style-name="T373">-Name des Mitarbeiters </text:span></text:p>
            <text:p text:style-name="P374"><text:span text:style-name="T375">-Kontaktinformationen des Mitarbeiters (Telefonnummer,                E-Mail-Adresse) </text:span></text:p>
            <text:p text:style-name="P376"><text:span text:style-name="T377">-Position oder Jobtitel des Mitarbeiters </text:span></text:p>
            <text:p text:style-name="P378"><text:span text:style-name="T379">-Arbeitszeiten des Mitarbeiters </text:span></text:p>
            <text:p text:style-name="P380"><text:span text:style-name="T381">-Gehaltsinformationen (optional) </text:span></text:p>
            <text:p text:style-name="P382"><text:span text:style-name="T383">-Weitere relevante Informationen (z. B. Qualifikationen,     Zertifikate) </text:span></text:p>
          </table:table-cell>
        </table:table-row>
        <table:table-row table:style-name="TableRow384">
          <table:table-cell table:style-name="TableCell385">
            <text:p text:style-name="P386"><text:span text:style-name="T387">Ablaufbeschreibung  </text:span></text:p>
          </table:table-cell>
          <table:table-cell table:style-name="TableCell388">
            <text:p text:style-name="P389"><text:span text:style-name="T390"> </text:span><text:span text:style-name="T391">-Der Salon-Manager meldet sich in der Beauty-Salon-Webapplikation an. </text:span></text:p>
            <text:p text:style-name="P392"><text:span text:style-name="T393">-Der Manager navigiert zur Mitarbeiterverwaltungsoberfläche. </text:span></text:p>
            <text:p text:style-name="P394"><text:span text:style-name="T395">-Der Manager wählt die gewünschte Aktion aus: "Mitarbeiter hinzufügen", "Mitarbeiter aktualisieren" oder "Mitarbeiter löschen". </text:span></text:p>
            <text:p text:style-name="P396"><text:span text:style-name="T397">-Wenn der Manager einen neuen Mitarbeiter hinzufügen möchte, gibt er die erforderlichen Informationen ein und bestätigt die Eingabe. </text:span></text:p>
            <text:p text:style-name="P398"><text:span text:style-name="T399">-Wenn der Manager Informationen eines bestehenden Mitarbeiters aktualisieren möchte, wählt er den Mitarbeiter aus, ändert die relevanten Daten und speichert die Aktualisierung. </text:span></text:p>
            <text:p text:style-name="P400"><text:span text:style-name="T401">-Wenn der Manager einen Mitarbeiter löschen möchte, wählt er den Mitarbeiter aus und bestätigt die Löschung. </text:span></text:p>
            <text:p text:style-name="P402"><text:span text:style-name="T403">Der Manager kann auch Informationen über Mitarbeiter abrufen, indem er den entsprechenden Mitarbeiter auswählt und die relevanten Informationen angezeigt werden.  </text:span></text:p>
            <text:p text:style-name="P404"><text:span text:style-name="T405">  </text:span></text:p>
            <text:p text:style-name="P406"><text:span text:style-name="T407"> </text:span></text:p>
            <text:p text:style-name="P408"><text:span text:style-name="T409"> </text:span></text:p>
          </table:table-cell>
        </table:table-row>
        <table:table-row table:style-name="TableRow410">
          <table:table-cell table:style-name="TableCell411">
            <text:p text:style-name="P412"><text:span text:style-name="T413">Abgrenzungen:</text:span><text:span text:style-name="T414"> </text:span></text:p>
            <text:p text:style-name="P415"><text:span text:style-name="T416"> </text:span></text:p>
          </table:table-cell>
          <table:table-cell table:style-name="TableCell417">
            <text:p text:style-name="P418"><text:span text:style-name="T419">Der Administrator hat bereits ein Konto in der Anwendung</text:span><text:span text:style-name="T420"> </text:span></text:p>
            <text:p text:style-name="P421"><text:span text:style-name="T422"> </text:span></text:p>
          </table:table-cell>
        </table:table-row>
        <table:table-row table:style-name="TableRow423">
          <table:table-cell table:style-name="TableCell424">
            <text:p text:style-name="P425"><text:span text:style-name="T426">Validierungen:</text:span><text:span text:style-name="T427"> </text:span></text:p>
          </table:table-cell>
          <table:table-cell table:style-name="TableCell428">
            <text:p text:style-name="P429"><text:span text:style-name="T430">- Der Administrator gibt gültige Anmeldeinformationen (Benutzername und Passwort) ein.</text:span><text:span text:style-name="T431"> </text:span></text:p>
            <text:p text:style-name="P432"><text:span text:style-name="T433">- Der Administrator füllt die erforderlichen Mitarbeiterinformationen aus.</text:span><text:span text:style-name="T434"> </text:span></text:p>
            <text:p text:style-name="P435"><text:span text:style-name="T436"> </text:span></text:p>
          </table:table-cell>
        </table:table-row>
      </table:table>
      <text:p text:style-name="Standard"/>
      <table:table table:style-name="Table437">
        <table:table-columns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 table:number-columns-spanned="2">
            <text:p text:style-name="P442"><text:span text:style-name="T443">Use Case 1.</text:span><text:span text:style-name="T444">6</text:span><text:span text:style-name="T445"><text:s/>Terminverwaltung</text:span><text:span text:style-name="T446"> </text:span></text:p>
            <text:p text:style-name="P447"><text:span text:style-name="T448"> </text:span></text:p>
          </table:table-cell>
          <table:covered-table-cell/>
        </table:table-row>
        <table:table-row table:style-name="TableRow449">
          <table:table-cell table:style-name="TableCell450">
            <text:p text:style-name="P451"><text:span text:style-name="T452">Name </text:span></text:p>
          </table:table-cell>
          <table:table-cell table:style-name="TableCell453">
            <text:p text:style-name="P454"><text:span text:style-name="T455">Terminverwaltung </text:span></text:p>
          </table:table-cell>
        </table:table-row>
        <table:table-row table:style-name="TableRow456">
          <table:table-cell table:style-name="TableCell457">
            <text:p text:style-name="P458"><text:span text:style-name="T459">Kurzbeschreibung  </text:span></text:p>
          </table:table-cell>
          <table:table-cell table:style-name="TableCell460">
            <text:p text:style-name="P461"><text:span text:style-name="T462">Dieser Use-Case beschreibt den Prozess der Verwaltung von Terminen für Kunden in der Beauty-Salon-Webapplikation. </text:span></text:p>
          </table:table-cell>
        </table:table-row>
        <table:table-row table:style-name="TableRow463">
          <table:table-cell table:style-name="TableCell464">
            <text:p text:style-name="P465"><text:span text:style-name="T466">Akteure  </text:span></text:p>
          </table:table-cell>
          <table:table-cell table:style-name="TableCell467">
            <text:p text:style-name="P468"><text:span text:style-name="T469">Kunde, Salonmitarbeiter </text:span></text:p>
          </table:table-cell>
        </table:table-row>
        <table:table-row table:style-name="TableRow470">
          <table:table-cell table:style-name="TableCell471">
            <text:p text:style-name="P472"><text:span text:style-name="T473">Auslöser  </text:span></text:p>
          </table:table-cell>
          <table:table-cell table:style-name="TableCell474">
            <text:p text:style-name="P475"><text:span text:style-name="T476">Ein Kunde möchte einen Termin im Beauty-Salon buchen oder ändern. </text:span></text:p>
          </table:table-cell>
        </table:table-row>
        <table:table-row table:style-name="TableRow477">
          <table:table-cell table:style-name="TableCell478">
            <text:p text:style-name="P479"><text:span text:style-name="T480">Ergebnis(se)  </text:span></text:p>
          </table:table-cell>
          <table:table-cell table:style-name="TableCell481">
            <text:p text:style-name="P482"><text:span text:style-name="T483">-Der Kunde hat erfolgreich einen Termin gebucht oder geändert. </text:span></text:p>
            <text:p text:style-name="P484"><text:span text:style-name="T485">-Der Salonmitarbeiter hat die Terminanfrage bearbeitet und bestätigt oder abgelehnt. </text:span></text:p>
          </table:table-cell>
        </table:table-row>
        <table:table-row table:style-name="TableRow486">
          <table:table-cell table:style-name="TableCell487">
            <text:p text:style-name="P488"><text:span text:style-name="T489">Vorbedingungen  </text:span></text:p>
          </table:table-cell>
          <table:table-cell table:style-name="TableCell490">
            <text:p text:style-name="P491"><text:span text:style-name="T492">Der Kunde ist in der Salon-Webapplikation angemeldet. </text:span></text:p>
            <text:p text:style-name="P493"><text:span text:style-name="T494">Die Webapplikation ist verfügbar und funktionsfähig. </text:span></text:p>
          </table:table-cell>
        </table:table-row>
        <table:table-row table:style-name="TableRow495">
          <table:table-cell table:style-name="TableCell496">
            <text:p text:style-name="P497"><text:span text:style-name="T498">Eingehende Daten  </text:span></text:p>
          </table:table-cell>
          <table:table-cell table:style-name="TableCell499">
            <text:p text:style-name="P500"><text:span text:style-name="T501">-Gewünschtes Datum und Uhrzeit für den Termin. </text:span></text:p>
            <text:p text:style-name="P502"><text:span text:style-name="T503">-Art des gewünschten Services (z.B., Haarschnitt, Maniküre, Gesichtsbehandlung). </text:span></text:p>
            <text:p text:style-name="P504"><text:span text:style-name="T505">-Kundenkontoinformationen (Name, Kontaktinformationen). </text:span></text:p>
          </table:table-cell>
        </table:table-row>
        <table:table-row table:style-name="TableRow506">
          <table:table-cell table:style-name="TableCell507">
            <text:p text:style-name="P508"><text:span text:style-name="T509">Ablaufbeschreibung  </text:span></text:p>
          </table:table-cell>
          <table:table-cell table:style-name="TableCell510">
            <text:p text:style-name="P511"><text:span text:style-name="T512">-Der Kunde meldet sich in der Salon-Webapplikation an. </text:span></text:p>
            <text:p text:style-name="P513"><text:span text:style-name="T514">-Der Kunde navigiert zur Terminverwaltungsoption. </text:span></text:p>
            <text:p text:style-name="P515"><text:span text:style-name="T516">-Der Kunde wählt das gewünschte Datum und die Uhrzeit aus. </text:span></text:p>
            <text:p text:style-name="P517"><text:span text:style-name="T518">-Der Kunde gibt an, welchen Service er wünscht. </text:span></text:p>
            <text:p text:style-name="P519"><text:span text:style-name="T520">-Der Kunde überprüft die Buchungsdetails und bestätigt die Terminanfrage. </text:span></text:p>
            <text:p text:style-name="P521"><text:span text:style-name="T522">-Die Webapplikation übermittelt die Terminanfrage an das Salonpersonal. </text:span></text:p>
            <text:p text:style-name="P523"><text:span text:style-name="T524">-Der Salonmitarbeiter überprüft die Verfügbarkeit und -bestätigt den Termin oder schlägt alternative Zeiten vor. </text:span></text:p>
            <text:p text:style-name="P525"><text:span text:style-name="T526">-Der Kunde erhält eine Benachrichtigung über die Terminbestätigung oder die Alternativvorschläge. </text:span></text:p>
            <text:p text:style-name="P527"><text:span text:style-name="T528">-Bei Terminbestätigung erhält der Kunde eine Erinnerungsnachricht vor dem Termin </text:span></text:p>
            <text:p text:style-name="P529"><text:span text:style-name="T530"> </text:span></text:p>
          </table:table-cell>
        </table:table-row>
        <table:table-row table:style-name="TableRow531">
          <table:table-cell table:style-name="TableCell532">
            <text:p text:style-name="P533"><text:span text:style-name="T534">Abgrenzungen:</text:span><text:span text:style-name="T535"> </text:span></text:p>
            <text:p text:style-name="P536"><text:span text:style-name="T537"> </text:span></text:p>
          </table:table-cell>
          <table:table-cell table:style-name="TableCell538">
            <text:p text:style-name="P539"><text:span text:style-name="T540">- Der Kunde ist im System angemeldet und hat bereits Termine.</text:span><text:span text:style-name="T541"> </text:span></text:p>
            <text:p text:style-name="P542"><text:span text:style-name="T543"> </text:span></text:p>
          </table:table-cell>
        </table:table-row>
        <table:table-row table:style-name="TableRow544">
          <table:table-cell table:style-name="TableCell545">
            <text:p text:style-name="P546"><text:span text:style-name="T547">Validierungen:</text:span><text:span text:style-name="T548"> </text:span></text:p>
          </table:table-cell>
          <table:table-cell table:style-name="TableCell549">
            <text:p text:style-name="P550"><text:span text:style-name="T551">Der Kunde kann bestehende Termine bearbeiten oder stornieren.</text:span><text:span text:style-name="T552"> </text:span></text:p>
          </table:table-cell>
        </table:table-row>
      </table:table>
      <text:p text:style-name="P553"><text:span text:style-name="T554"> </text:span></text:p>
      <table:table table:style-name="Table555">
        <table:table-columns>
          <table:table-column table:style-name="TableColumn556"/>
          <table:table-column table:style-name="TableColumn557"/>
        </table:table-columns>
        <table:table-row table:style-name="TableRow558">
          <table:table-cell table:style-name="TableCell559" table:number-columns-spanned="2">
            <text:p text:style-name="P560"><text:span text:style-name="T561">Use Case 1.</text:span><text:span text:style-name="T562">7</text:span><text:span text:style-name="T563"><text:s/>Verfügbarkeitsverwaltung </text:span><text:span text:style-name="T564"> </text:span></text:p>
            <text:p text:style-name="P565"><text:span text:style-name="T566"> </text:span></text:p>
          </table:table-cell>
          <table:covered-table-cell/>
        </table:table-row>
        <table:table-row table:style-name="TableRow567">
          <table:table-cell table:style-name="TableCell568">
            <text:p text:style-name="P569"><text:span text:style-name="T570">Name </text:span></text:p>
          </table:table-cell>
          <table:table-cell table:style-name="TableCell571">
            <text:p text:style-name="P572"><text:span text:style-name="T573">Verfügbarkeitsverwaltung für den Beauty-Salon  </text:span></text:p>
          </table:table-cell>
        </table:table-row>
        <table:table-row table:style-name="TableRow574">
          <table:table-cell table:style-name="TableCell575">
            <text:p text:style-name="P576"><text:span text:style-name="T577">Kurzbeschreibung  </text:span></text:p>
          </table:table-cell>
          <table:table-cell table:style-name="TableCell578">
            <text:p text:style-name="P579"><text:span text:style-name="T580">Die Verfügbarkeitsverwaltung für den Beauty-Salon ist ein Funktionsteil der Salon-Webapplikation, der es ermöglicht, die Termine für Kunden und Mitarbeiter effizient zu planen und zu verwalten. </text:span></text:p>
            <text:p text:style-name="P581"><text:span text:style-name="T582"> </text:span></text:p>
          </table:table-cell>
        </table:table-row>
        <table:table-row table:style-name="TableRow583">
          <table:table-cell table:style-name="TableCell584">
            <text:p text:style-name="P585"><text:span text:style-name="T586">Akteure  </text:span></text:p>
          </table:table-cell>
          <table:table-cell table:style-name="TableCell587">
            <text:p text:style-name="P588"><text:span text:style-name="T589">Salon-Administrator, Schönheitsspezialist, Kunden </text:span></text:p>
          </table:table-cell>
        </table:table-row>
        <table:table-row table:style-name="TableRow590">
          <table:table-cell table:style-name="TableCell591">
            <text:p text:style-name="P592"><text:span text:style-name="T593">Auslöser  </text:span></text:p>
          </table:table-cell>
          <table:table-cell table:style-name="TableCell594">
            <text:p text:style-name="P595"><text:span text:style-name="T596">-Ein Kunde möchte einen Termin im Beauty-Salon vereinbaren oder ändern. </text:span></text:p>
            <text:p text:style-name="P597"><text:span text:style-name="T598">-Ein Mitarbeiter möchte seine Verfügbarkeit anzeigen oder aktualisieren. </text:span></text:p>
            <text:p text:style-name="P599"><text:span text:style-name="T600">-Der Administrator möchte den Salon-Terminkalender verwalten. </text:span></text:p>
          </table:table-cell>
        </table:table-row>
        <table:table-row table:style-name="TableRow601">
          <table:table-cell table:style-name="TableCell602">
            <text:p text:style-name="P603"><text:span text:style-name="T604">Ergebnis(se)  </text:span></text:p>
          </table:table-cell>
          <table:table-cell table:style-name="TableCell605">
            <text:p text:style-name="P606"><text:span text:style-name="T607">-Effiziente Terminplanung für Kunden und Mitarbeiter. </text:span></text:p>
            <text:p text:style-name="P608"><text:span text:style-name="T609">-Reduzierung von Terminüberschneidungen. </text:span></text:p>
            <text:p text:style-name="P610"><text:span text:style-name="T611">-Verbesserte Kundenzufriedenheit durch einfache Terminbuchung. </text:span></text:p>
            <text:p text:style-name="P612"><text:span text:style-name="T613"> </text:span></text:p>
          </table:table-cell>
        </table:table-row>
        <table:table-row table:style-name="TableRow614">
          <table:table-cell table:style-name="TableCell615">
            <text:p text:style-name="P616"><text:span text:style-name="T617">Vorbedingungen  </text:span></text:p>
          </table:table-cell>
          <table:table-cell table:style-name="TableCell618">
            <text:p text:style-name="P619"><text:span text:style-name="T620">-Die Salon-Webapplikation ist ordnungsgemäß gestartet und funktionstüchtig. </text:span></text:p>
            <text:p text:style-name="P621"><text:span text:style-name="T622">-Mitarbeiter und Kunden sind im System registriert und angemeldet </text:span></text:p>
          </table:table-cell>
        </table:table-row>
        <table:table-row table:style-name="TableRow623">
          <table:table-cell table:style-name="TableCell624">
            <text:p text:style-name="P625"><text:span text:style-name="T626">Eingehende Daten  </text:span></text:p>
          </table:table-cell>
          <table:table-cell table:style-name="TableCell627">
            <text:p text:style-name="P628"><text:span text:style-name="T629">Kundenanfrage für einen Termin (Datum, Uhrzeit, gewünschte Dienstleistung). </text:span></text:p>
            <text:p text:style-name="P630"><text:span text:style-name="T631">Mitarbeiterverfügbarkeit (Arbeitszeiten und Ausnahmen). </text:span></text:p>
            <text:p text:style-name="P632"><text:span text:style-name="T633">Aktueller Terminplan des Beauty-Salons. </text:span></text:p>
          </table:table-cell>
        </table:table-row>
        <table:table-row table:style-name="TableRow634">
          <table:table-cell table:style-name="TableCell635">
            <text:p text:style-name="P636"><text:span text:style-name="T637">Ablaufbeschreibung  </text:span></text:p>
          </table:table-cell>
          <table:table-cell table:style-name="TableCell638">
            <text:p text:style-name="P639"><text:span text:style-name="T640">-Ein Kunde meldet sich in der Salon-Webapplikation an. </text:span></text:p>
            <text:p text:style-name="P641"><text:span text:style-name="T642">-Der Kunde wählt das gewünschte Datum und die gewünschte Uhrzeit aus und gibt die gewünschte Dienstleistung an. </text:span></text:p>
            <text:p text:style-name="P643"><text:span text:style-name="T644">-Die Anfrage wird an den Administrator oder die relevanten Mitarbeiter weitergeleitet. </text:span></text:p>
            <text:p text:style-name="P645"><text:span text:style-name="T646">-Der Administrator prüft die Verfügbarkeit des ausgewählten Mitarbeiters und bestätigt den Termin oder schlägt alternative Termine vor. </text:span></text:p>
            <text:p text:style-name="P647"><text:span text:style-name="T648">-Der Kunde erhält eine Bestätigung des Termins. </text:span></text:p>
          </table:table-cell>
        </table:table-row>
        <table:table-row table:style-name="TableRow649">
          <table:table-cell table:style-name="TableCell650">
            <text:p text:style-name="P651"><text:span text:style-name="T652">Abgrenzungen:</text:span><text:span text:style-name="T653"> </text:span></text:p>
            <text:p text:style-name="P654"><text:span text:style-name="T655"> </text:span></text:p>
          </table:table-cell>
          <table:table-cell table:style-name="TableCell656">
            <text:p text:style-name="P657"><text:span text:style-name="T658">- Der Mitarbeiter ist im System angemeldet.</text:span><text:span text:style-name="T659"> </text:span></text:p>
            <text:p text:style-name="P660"><text:span text:style-name="T661"> </text:span></text:p>
          </table:table-cell>
        </table:table-row>
        <table:table-row table:style-name="TableRow662">
          <table:table-cell table:style-name="TableCell663">
            <text:p text:style-name="P664"><text:span text:style-name="T665">Validierungen:</text:span><text:span text:style-name="T666"> </text:span></text:p>
          </table:table-cell>
          <table:table-cell table:style-name="TableCell667">
            <text:p text:style-name="P668"><text:span text:style-name="T669">- Der Mitarbeiter kann seine Verfügbarkeit aktualisieren.</text:span><text:span text:style-name="T670"> </text:span></text:p>
            <text:p text:style-name="P671"><text:span text:style-name="T672"> </text:span></text:p>
          </table:table-cell>
        </table:table-row>
      </table:table>
      <text:p text:style-name="P673"><text:span text:style-name="T674"> </text:span></text:p>
      <text:p text:style-name="P675"><text:span text:style-name="T676"> </text:span><text:span text:style-name="T677"> 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78">
        <table:table-columns>
          <table:table-column table:style-name="TableColumn679"/>
          <table:table-column table:style-name="TableColumn680"/>
        </table:table-columns>
        <table:table-row table:style-name="TableRow681">
          <table:table-cell table:style-name="TableCell682">
            <text:p text:style-name="P683">USE CASE</text:p>
          </table:table-cell>
          <table:table-cell table:style-name="TableCell684">
            <text:p text:style-name="P685">1.8 Rabbatzeiten definieren</text:p>
          </table:table-cell>
        </table:table-row>
        <table:table-row table:style-name="TableRow686">
          <table:table-cell table:style-name="TableCell687">
            <text:p text:style-name="P688">Name</text:p>
          </table:table-cell>
          <table:table-cell table:style-name="TableCell689">
            <text:p text:style-name="P690">Rabbatzeiten definieren</text:p>
          </table:table-cell>
        </table:table-row>
        <table:table-row table:style-name="TableRow691">
          <table:table-cell table:style-name="TableCell692">
            <text:p text:style-name="P693">Kurzbezeichnung</text:p>
          </table:table-cell>
          <table:table-cell table:style-name="TableCell694">
            <text:p text:style-name="P695">Definieren von Zeiträumen, in denen Rabatte für Dienstleistungen im Beauty-Salon angeboten werden.</text:p>
          </table:table-cell>
        </table:table-row>
        <table:table-row table:style-name="TableRow696">
          <table:table-cell table:style-name="TableCell697">
            <text:p text:style-name="P698">Akture</text:p>
          </table:table-cell>
          <table:table-cell table:style-name="TableCell699">
            <text:p text:style-name="P700">Mitarbeiter des Beauty-Salons , Admin</text:p>
          </table:table-cell>
        </table:table-row>
        <table:table-row table:style-name="TableRow701">
          <table:table-cell table:style-name="TableCell702">
            <text:p text:style-name="P703">Auslöser</text:p>
          </table:table-cell>
          <table:table-cell table:style-name="TableCell704">
            <text:p text:style-name="P705">Der Beauty-Salon möchte Zeiträume festlegen, in denen Rabatte auf bestimmte Dienstleistungen angeboten werden sollen.</text:p>
          </table:table-cell>
        </table:table-row>
        <table:table-row table:style-name="TableRow706">
          <table:table-cell table:style-name="TableCell707">
            <text:p text:style-name="P708">Ergebnis(se)</text:p>
          </table:table-cell>
          <table:table-cell table:style-name="TableCell709">
            <text:p text:style-name="P710">Der Beauty-Salon hat erfolgreiche Rabattzeiträume definiert, in denen die reduzierten Preise für ausgewählte Dienstleistungen gelten.</text:p>
          </table:table-cell>
        </table:table-row>
        <table:table-row table:style-name="TableRow711">
          <table:table-cell table:style-name="TableCell712">
            <text:p text:style-name="P713">Vorbedingung</text:p>
          </table:table-cell>
          <table:table-cell table:style-name="TableCell714">
            <text:p text:style-name="P715">Der Akteur ist als Administrator in das System des Beauty-Salons eingeloggt.</text:p>
            <text:p text:style-name="P716">Es liegen Informationen über die Dienstleistungen vor, für die Rabatte definiert werden sollen.</text:p>
          </table:table-cell>
        </table:table-row>
        <table:table-row table:style-name="TableRow717">
          <table:table-cell table:style-name="TableCell718">
            <text:p text:style-name="P719">Eingehende Daten</text:p>
          </table:table-cell>
          <table:table-cell table:style-name="TableCell720">
            <text:p text:style-name="P721">Liste der Dienstleistungen, für die Rabatte angeboten werden sollen.</text:p>
            <text:p text:style-name="P722">Startdatum und Enddatum des Rabattzeitraums.</text:p>
            <text:p text:style-name="P723">Rabattprozentsatz oder reduzierter Preis für jede Dienstleistung.</text:p>
          </table:table-cell>
        </table:table-row>
        <table:table-row table:style-name="TableRow724">
          <table:table-cell table:style-name="TableCell725">
            <text:p text:style-name="P726">Ablaufbeschreibung</text:p>
          </table:table-cell>
          <table:table-cell table:style-name="TableCell727">
            <text:p text:style-name="P728">Der Akteur loggt sich in das System des Beauty-Salons ein.</text:p>
            <text:p text:style-name="P729"/>
            <text:p text:style-name="P730">Der Akteur navigiert zu den Einstellungen für Rabattzeiten und wählt die Option "Rabattzeitraum definieren".</text:p>
            <text:p text:style-name="P731"/>
            <text:p text:style-name="P732">Das System zeigt ein Formular an, in dem der Akteur die folgenden Informationen eingeben kann:</text:p>
            <text:p text:style-name="P733"/>
            <text:p text:style-name="P734">Liste der Dienstleistungen, für die Rabatte gelten sollen.</text:p>
            <text:p text:style-name="P735">Startdatum und Enddatum des Rabattzeitraums.</text:p>
            <text:p text:style-name="P736">Rabattprozentsatz oder reduzierten Preis für jede Dienstleistung.</text:p>
            <text:p text:style-name="P737">Der Akteur füllt das Formular aus und bestätigt die Eingabe.</text:p>
            <text:p text:style-name="P738"/>
            <text:p text:style-name="P739">Das System speichert die eingegebenen Informationen und aktiviert den Rabattzeitraum für die ausgewählten Dienstleistungen.</text:p>
          </table:table-cell>
        </table:table-row>
        <table:table-row table:style-name="TableRow740">
          <table:table-cell table:style-name="TableCell741">
            <text:p text:style-name="P742">Fehlerverhalten</text:p>
          </table:table-cell>
          <table:table-cell table:style-name="TableCell743">
            <text:p text:style-name="P744">Wenn der Akteur fehlerhafte oder unvollständige Informationen eingibt, zeigt das System eine Fehlermeldung und fordert zur Korrektur auf.</text:p>
            <text:p text:style-name="P745">Wenn der Rabattzeitraum bereits für die ausgewählten Dienstleistungen definiert ist, informiert das System den Akteur darüber und ermöglicht die Aktualisierung der bestehenden Informationen.</text:p>
          </table:table-cell>
        </table:table-row>
        <table:table-row table:style-name="TableRow746">
          <table:table-cell table:style-name="TableCell747">
            <text:p text:style-name="P748">Variationen</text:p>
          </table:table-cell>
          <table:table-cell table:style-name="TableCell749">
            <text:p text:style-name="P750">Die Möglichkeit, den Rabattzeitraum für verschiedene Dienstleistungen individuell anzupassen.</text:p>
            <text:p text:style-name="P751">Benachrichtigungen an Kunden über die definierten Rabattzeiträume, um die Nutzung der Angebote zu fördern.</text:p>
            <text:p text:style-name="P752">Die Möglichkeit, Rabatte automatisch zu aktivieren und deaktivieren, basierend auf dem Start- und Enddatum.</text:p>
          </table:table-cell>
        </table:table-row>
      </table:table>
      <text:p text:style-name="P753"/>
      <table:table table:style-name="Table754">
        <table:table-columns>
          <table:table-column table:style-name="TableColumn755"/>
          <table:table-column table:style-name="TableColumn756"/>
        </table:table-columns>
        <table:table-row table:style-name="TableRow757">
          <table:table-cell table:style-name="TableCell758">
            <text:p text:style-name="P759">USE CASE</text:p>
          </table:table-cell>
          <table:table-cell table:style-name="TableCell760">
            <text:p text:style-name="P761">1.9 Kundenbuchungsübersicht</text:p>
          </table:table-cell>
        </table:table-row>
        <table:table-row table:style-name="TableRow762">
          <table:table-cell table:style-name="TableCell763">
            <text:p text:style-name="P764">Name</text:p>
          </table:table-cell>
          <table:table-cell table:style-name="TableCell765">
            <text:p text:style-name="P766">Kundenbuchungsübersicht</text:p>
          </table:table-cell>
        </table:table-row>
        <table:table-row table:style-name="TableRow767">
          <table:table-cell table:style-name="TableCell768">
            <text:p text:style-name="P769">Kurzbezeichnung</text:p>
          </table:table-cell>
          <table:table-cell table:style-name="TableCell770">
            <text:p text:style-name="P771">Die Funktion ermöglicht es sowohl Mitarbeitern (MA) als auch Administratoren (ADMIN), die Buchungsübersicht der Kunden anzuzeigen.</text:p>
          </table:table-cell>
        </table:table-row>
        <table:table-row table:style-name="TableRow772">
          <table:table-cell table:style-name="TableCell773">
            <text:p text:style-name="P774">Akture</text:p>
          </table:table-cell>
          <table:table-cell table:style-name="TableCell775">
            <text:p text:style-name="P776">Mitarbeiter, Administrator</text:p>
          </table:table-cell>
        </table:table-row>
        <table:table-row table:style-name="TableRow777">
          <table:table-cell table:style-name="TableCell778">
            <text:p text:style-name="P779">Auslöser</text:p>
          </table:table-cell>
          <table:table-cell table:style-name="TableCell780">
            <text:p text:style-name="P781">Ein Mitarbeiter oder Administrator Einblick in die aktuellen Buchungen und Termine der Kunden benötigt.</text:p>
          </table:table-cell>
        </table:table-row>
        <table:table-row table:style-name="TableRow782">
          <table:table-cell table:style-name="TableCell783">
            <text:p text:style-name="P784">Ergebnis(se)</text:p>
          </table:table-cell>
          <table:table-cell table:style-name="TableCell785">
            <text:p text:style-name="P786">Die Akteure (Mitarbeiter oder Administrator) können die aktuelle Buchungsübersicht der Kunden einsehen und relevante Informationen wie Termine, Dienstleistungen, Kundendaten und verfügbare Zeitslots anzeigen.</text:p>
          </table:table-cell>
        </table:table-row>
        <table:table-row table:style-name="TableRow787">
          <table:table-cell table:style-name="TableCell788">
            <text:p text:style-name="P789">Vorbedingung</text:p>
          </table:table-cell>
          <table:table-cell table:style-name="TableCell790">
            <text:p text:style-name="P791">Ger Mitarbeiter oder Administrator ist <text:s/>in das System eingeloggt</text:p>
          </table:table-cell>
        </table:table-row>
        <table:table-row table:style-name="TableRow792">
          <table:table-cell table:style-name="TableCell793">
            <text:p text:style-name="P794">Eingehende Daten</text:p>
          </table:table-cell>
          <table:table-cell table:style-name="TableCell795">
            <text:p text:style-name="P796">Nicht vorhanden</text:p>
          </table:table-cell>
        </table:table-row>
        <table:table-row table:style-name="TableRow797">
          <table:table-cell table:style-name="TableCell798">
            <text:p text:style-name="P799">Ablaufbeschreibung</text:p>
          </table:table-cell>
          <table:table-cell table:style-name="TableCell800">
            <text:p text:style-name="P801">Der Mitarbeiter oder Administrator meldet sich in das System an.</text:p>
            <text:p text:style-name="P802">Nach erfolgreicher Anmeldung navigiert der Benutzer zur Option "Kundenbuchungsübersicht" im Hauptmenü oder in einem entsprechenden Bereich der Anwendungsplattform.</text:p>
            <text:p text:style-name="P803">Das System lädt die aktuelle Buchungsübersicht der Kunden, einschließlich aller bevorstehenden Termine, Dienstleistungen, Kundendaten und verfügbaren Zeitslots.</text:p>
            <text:p text:style-name="P804">Der Mitarbeiter oder Administrator kann die Buchungen filtern, sortieren und weitere Details zu einzelnen Buchungen anzeigen, wenn erforderlich.</text:p>
            <text:p text:style-name="P805">Nachdem der Benutzer die benötigten Informationen überprüft hat, kann er die Anwendung verlassen oder andere Aktionen innerhalb der Kundenbuchungsübersicht durchführen.</text:p>
          </table:table-cell>
        </table:table-row>
        <table:table-row table:style-name="TableRow806">
          <table:table-cell table:style-name="TableCell807">
            <text:p text:style-name="P808">Fehlerverhalten</text:p>
          </table:table-cell>
          <table:table-cell table:style-name="TableCell809">
            <text:p text:style-name="P810">Wenn keine Buchungsdaten verfügbar sind, wird dem Mitarbeiter oder Administrator eine entsprechende Benachrichtigung angezeigt.</text:p>
            <text:p text:style-name="P811">Bei technischen Problemen oder Serverausfällen, die die Anzeige der Buchungsübersicht beeinträchtigen, wird dem Benutzer eine Fehlermeldung angezeigt.</text:p>
          </table:table-cell>
        </table:table-row>
        <table:table-row table:style-name="TableRow812">
          <table:table-cell table:style-name="TableCell813">
            <text:p text:style-name="P814">Variationen</text:p>
          </table:table-cell>
          <table:table-cell table:style-name="TableCell815">
            <text:p text:style-name="P816">Die Möglichkeit, die Buchungsübersicht nach verschiedenen Kriterien wie Datum, Dienstleistungen, Kundennamen oder Mitarbeitern zu filtern.</text:p>
            <text:p text:style-name="P817">Hinzufügen von Bearbeitungsfunktionen, um Buchungen zu ändern, zu verschieben oder zu stornieren, falls erforderlich.</text:p>
            <text:p text:style-name="P818">Exportieren der Buchungsdaten in verschiedene Dateiformate wie PDF oder Excel.</text:p>
            <text:p text:style-name="P819">Benachrichtigungen oder Erinnerungen für bevorstehende Termine und Buchungen.</text:p>
          </table:table-cell>
        </table:table-row>
      </table:table>
      <text:p text:style-name="Standard"/>
      <table:table table:style-name="Table820">
        <table:table-columns>
          <table:table-column table:style-name="TableColumn821"/>
          <table:table-column table:style-name="TableColumn822"/>
        </table:table-columns>
        <table:table-row table:style-name="TableRow823">
          <table:table-cell table:style-name="TableCell824">
            <text:p text:style-name="P825">USE CASE</text:p>
          </table:table-cell>
          <table:table-cell table:style-name="TableCell826">
            <text:p text:style-name="P827">1.10 <text:s/>Mitarbeiterauslastungsbericht</text:p>
          </table:table-cell>
        </table:table-row>
        <table:table-row table:style-name="TableRow828">
          <table:table-cell table:style-name="TableCell829">
            <text:p text:style-name="P830">Name</text:p>
          </table:table-cell>
          <table:table-cell table:style-name="TableCell831">
            <text:p text:style-name="P832">1.10 <text:s/>Mitarbeiterauslastungsbericht</text:p>
          </table:table-cell>
        </table:table-row>
        <table:table-row table:style-name="TableRow833">
          <table:table-cell table:style-name="TableCell834">
            <text:p text:style-name="P835">Kurzbezeichnung</text:p>
          </table:table-cell>
          <table:table-cell table:style-name="TableCell836">
            <text:p text:style-name="P837"/>
          </table:table-cell>
        </table:table-row>
        <table:table-row table:style-name="TableRow838">
          <table:table-cell table:style-name="TableCell839">
            <text:p text:style-name="P840">Akture</text:p>
          </table:table-cell>
          <table:table-cell table:style-name="TableCell841">
            <text:p text:style-name="P842"/>
          </table:table-cell>
        </table:table-row>
        <table:table-row table:style-name="TableRow843">
          <table:table-cell table:style-name="TableCell844">
            <text:p text:style-name="P845">Auslöser</text:p>
          </table:table-cell>
          <table:table-cell table:style-name="TableCell846">
            <text:p text:style-name="P847"/>
          </table:table-cell>
        </table:table-row>
        <table:table-row table:style-name="TableRow848">
          <table:table-cell table:style-name="TableCell849">
            <text:p text:style-name="P850">Ergebnis(se)</text:p>
          </table:table-cell>
          <table:table-cell table:style-name="TableCell851">
            <text:p text:style-name="P852"/>
          </table:table-cell>
        </table:table-row>
        <table:table-row table:style-name="TableRow853">
          <table:table-cell table:style-name="TableCell854">
            <text:p text:style-name="P855">Vorbedingung</text:p>
          </table:table-cell>
          <table:table-cell table:style-name="TableCell856">
            <text:p text:style-name="P857"/>
          </table:table-cell>
        </table:table-row>
        <table:table-row table:style-name="TableRow858">
          <table:table-cell table:style-name="TableCell859">
            <text:p text:style-name="P860">Eingehende Daten</text:p>
          </table:table-cell>
          <table:table-cell table:style-name="TableCell861">
            <text:p text:style-name="P862"/>
          </table:table-cell>
        </table:table-row>
        <table:table-row table:style-name="TableRow863">
          <table:table-cell table:style-name="TableCell864">
            <text:p text:style-name="P865">Ablaufbeschreibung</text:p>
          </table:table-cell>
          <table:table-cell table:style-name="TableCell866">
            <text:p text:style-name="P867"/>
          </table:table-cell>
        </table:table-row>
        <table:table-row table:style-name="TableRow868">
          <table:table-cell table:style-name="TableCell869">
            <text:p text:style-name="P870">Fehlerverhalten</text:p>
          </table:table-cell>
          <table:table-cell table:style-name="TableCell871">
            <text:p text:style-name="P872"/>
          </table:table-cell>
        </table:table-row>
        <table:table-row table:style-name="TableRow873">
          <table:table-cell table:style-name="TableCell874">
            <text:p text:style-name="P875">Variationen</text:p>
          </table:table-cell>
          <table:table-cell table:style-name="TableCell876">
            <text:p text:style-name="P877"/>
          </table:table-cell>
        </table:table-row>
      </table:table>
      <text:p text:style-name="Standard"/>
      <table:table table:style-name="Table878">
        <table:table-columns>
          <table:table-column table:style-name="TableColumn879"/>
          <table:table-column table:style-name="TableColumn880"/>
        </table:table-columns>
        <table:table-row table:style-name="TableRow881">
          <table:table-cell table:style-name="TableCell882">
            <text:p text:style-name="P883">USE CASE</text:p>
          </table:table-cell>
          <table:table-cell table:style-name="TableCell884">
            <text:p text:style-name="P885"/>
          </table:table-cell>
        </table:table-row>
        <table:table-row table:style-name="TableRow886">
          <table:table-cell table:style-name="TableCell887">
            <text:p text:style-name="P888">Name</text:p>
          </table:table-cell>
          <table:table-cell table:style-name="TableCell889">
            <text:p text:style-name="P890"/>
          </table:table-cell>
        </table:table-row>
        <table:table-row table:style-name="TableRow891">
          <table:table-cell table:style-name="TableCell892">
            <text:p text:style-name="P893">Kurzbezeichnung</text:p>
          </table:table-cell>
          <table:table-cell table:style-name="TableCell894">
            <text:p text:style-name="P895"/>
          </table:table-cell>
        </table:table-row>
        <table:table-row table:style-name="TableRow896">
          <table:table-cell table:style-name="TableCell897">
            <text:p text:style-name="P898">Akture</text:p>
          </table:table-cell>
          <table:table-cell table:style-name="TableCell899">
            <text:p text:style-name="P900"/>
          </table:table-cell>
        </table:table-row>
        <table:table-row table:style-name="TableRow901">
          <table:table-cell table:style-name="TableCell902">
            <text:p text:style-name="P903">Auslöser</text:p>
          </table:table-cell>
          <table:table-cell table:style-name="TableCell904">
            <text:p text:style-name="P905"/>
          </table:table-cell>
        </table:table-row>
        <table:table-row table:style-name="TableRow906">
          <table:table-cell table:style-name="TableCell907">
            <text:p text:style-name="P908">Ergebnis(se)</text:p>
          </table:table-cell>
          <table:table-cell table:style-name="TableCell909">
            <text:p text:style-name="P910"/>
          </table:table-cell>
        </table:table-row>
        <table:table-row table:style-name="TableRow911">
          <table:table-cell table:style-name="TableCell912">
            <text:p text:style-name="P913">Vorbedingung</text:p>
          </table:table-cell>
          <table:table-cell table:style-name="TableCell914">
            <text:p text:style-name="P915"/>
          </table:table-cell>
        </table:table-row>
        <table:table-row table:style-name="TableRow916">
          <table:table-cell table:style-name="TableCell917">
            <text:p text:style-name="P918">Eingehende Daten</text:p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>
            <text:p text:style-name="P923">Ablaufbeschreibung</text:p>
          </table:table-cell>
          <table:table-cell table:style-name="TableCell924">
            <text:p text:style-name="P925"/>
          </table:table-cell>
        </table:table-row>
        <table:table-row table:style-name="TableRow926">
          <table:table-cell table:style-name="TableCell927">
            <text:p text:style-name="P928">Fehlerverhalten</text:p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>Variationen</text:p>
          </table:table-cell>
          <table:table-cell table:style-name="TableCell934">
            <text:p text:style-name="P935"/>
          </table:table-cell>
        </table:table-row>
      </table:table>
      <text:p text:style-name="Standard"/>
      <text:p text:style-name="Standard"/>
      <table:table table:style-name="Table936">
        <table:table-columns>
          <table:table-column table:style-name="TableColumn937"/>
          <table:table-column table:style-name="TableColumn938"/>
        </table:table-columns>
        <table:table-row table:style-name="TableRow939">
          <table:table-cell table:style-name="TableCell940">
            <text:p text:style-name="P941">USE CASE</text:p>
          </table:table-cell>
          <table:table-cell table:style-name="TableCell942">
            <text:p text:style-name="P943"/>
          </table:table-cell>
        </table:table-row>
        <table:table-row table:style-name="TableRow944">
          <table:table-cell table:style-name="TableCell945">
            <text:p text:style-name="P946">Name</text:p>
          </table:table-cell>
          <table:table-cell table:style-name="TableCell947">
            <text:p text:style-name="P948"/>
          </table:table-cell>
        </table:table-row>
        <table:table-row table:style-name="TableRow949">
          <table:table-cell table:style-name="TableCell950">
            <text:p text:style-name="P951">Kurzbezeichnung</text:p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>Akture</text:p>
          </table:table-cell>
          <table:table-cell table:style-name="TableCell957">
            <text:p text:style-name="P958"/>
          </table:table-cell>
        </table:table-row>
        <table:table-row table:style-name="TableRow959">
          <table:table-cell table:style-name="TableCell960">
            <text:p text:style-name="P961">Auslöser</text:p>
          </table:table-cell>
          <table:table-cell table:style-name="TableCell962">
            <text:p text:style-name="P963"/>
          </table:table-cell>
        </table:table-row>
        <table:table-row table:style-name="TableRow964">
          <table:table-cell table:style-name="TableCell965">
            <text:p text:style-name="P966">Ergebnis(se)</text:p>
          </table:table-cell>
          <table:table-cell table:style-name="TableCell967">
            <text:p text:style-name="P968"/>
          </table:table-cell>
        </table:table-row>
        <table:table-row table:style-name="TableRow969">
          <table:table-cell table:style-name="TableCell970">
            <text:p text:style-name="P971">Vorbedingung</text:p>
          </table:table-cell>
          <table:table-cell table:style-name="TableCell972">
            <text:p text:style-name="P973"/>
          </table:table-cell>
        </table:table-row>
        <table:table-row table:style-name="TableRow974">
          <table:table-cell table:style-name="TableCell975">
            <text:p text:style-name="P976">Eingehende Daten</text:p>
          </table:table-cell>
          <table:table-cell table:style-name="TableCell977">
            <text:p text:style-name="P978"/>
          </table:table-cell>
        </table:table-row>
        <table:table-row table:style-name="TableRow979">
          <table:table-cell table:style-name="TableCell980">
            <text:p text:style-name="P981">Ablaufbeschreibung</text:p>
          </table:table-cell>
          <table:table-cell table:style-name="TableCell982">
            <text:p text:style-name="P983"/>
          </table:table-cell>
        </table:table-row>
        <table:table-row table:style-name="TableRow984">
          <table:table-cell table:style-name="TableCell985">
            <text:p text:style-name="P986">Fehlerverhalten</text:p>
          </table:table-cell>
          <table:table-cell table:style-name="TableCell987">
            <text:p text:style-name="P988"/>
          </table:table-cell>
        </table:table-row>
        <table:table-row table:style-name="TableRow989">
          <table:table-cell table:style-name="TableCell990">
            <text:p text:style-name="P991">Variationen</text:p>
          </table:table-cell>
          <table:table-cell table:style-name="TableCell992">
            <text:p text:style-name="P99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paragraph" style:display-name="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AT" fo:hyphenate="false"/>
    </style:style>
    <style:style style:name="normaltextrun" style:display-name="normaltextrun" style:family="text" style:parent-style-name="Absatz-Standardschriftart"/>
    <style:style style:name="eop" style:display-name="eop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idi elrefaee</meta:initial-creator>
    <dc:creator>heidi elrefaee</dc:creator>
    <meta:creation-date>2023-10-24T15:43:00Z</meta:creation-date>
    <dc:date>2023-10-24T17:18:00Z</dc:date>
    <meta:template xlink:href="Normal" xlink:type="simple"/>
    <meta:editing-cycles>1</meta:editing-cycles>
    <meta:editing-duration>PT0S</meta:editing-duration>
    <meta:document-statistic meta:page-count="9" meta:paragraph-count="36" meta:word-count="2532" meta:character-count="18449" meta:row-count="132" meta:non-whitespace-character-count="15953"/>
  </office:meta>
</office:document-meta>
</file>